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ackground-color="#fff2cc" style:diagonal-bl-tr="none" style:diagonal-tl-br="none" fo:border-left="0.06pt solid #000000" fo:border-right="0.74pt solid #000000" style:rotation-align="none" fo:border-top="0.06pt solid #000000"/>
    </style:style>
    <style:style style:name="ce12" style:family="table-cell" style:parent-style-name="Default" style:data-style-name="N2">
      <style:table-cell-properties fo:border-bottom="0.06pt solid #000000" fo:background-color="#fff2cc" style:diagonal-bl-tr="none" style:diagonal-tl-br="none" fo:border-left="0.06pt solid #000000" fo:border-right="0.74pt solid #000000" style:rotation-align="none" fo:border-top="0.06pt solid #000000"/>
    </style:style>
    <style:style style:name="ce13" style:family="table-cell" style:parent-style-name="Default">
      <style:table-cell-properties fo:background-color="#e2f0d9" style:diagonal-bl-tr="none" style:diagonal-tl-br="none" fo:border="0.74pt solid #000000" style:rotation-align="none"/>
    </style:style>
    <style:style style:name="ce14" style:family="table-cell" style:parent-style-name="Default">
      <style:table-cell-properties fo:background-color="#deebf7" style:diagonal-bl-tr="none" style:diagonal-tl-br="none" fo:border="0.74pt solid #000000" style:rotation-align="none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7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1" table:number-columns-repeated="2" table:default-cell-style-name="ce15"/>
        <table:table-column table:style-name="co1" table:default-cell-style-name="ce16"/>
        <table:table-column table:style-name="co1" table:default-cell-style-name="ce15"/>
        <table:table-column table:style-name="co1" table:number-columns-repeated="4" table:default-cell-style-name="ce16"/>
        <table:table-column table:style-name="co1" table:default-cell-style-name="ce19"/>
        <table:table-column table:style-name="co1" table:number-columns-repeated="6" table:default-cell-style-name="Default"/>
        <table:table-row table:style-name="ro1">
          <table:table-cell table:style-name="ce9" office:value-type="string" calcext:value-type="string" table:number-columns-spanned="10" table:number-rows-spanned="1">
            <text:p>2.5 kV 5 squeeze</text:p>
          </table:table-cell>
          <table:covered-table-cell table:number-columns-repeated="8" table:style-name="ce7"/>
          <table:covered-table-cell table:style-name="ce22"/>
          <table:table-cell table:style-name="ce24" office:value-type="string" calcext:value-type="string" table:number-columns-spanned="2" table:number-rows-spanned="1">
            <text:p>Human Response Time</text:p>
          </table:table-cell>
          <table:covered-table-cell/>
          <table:table-cell table:style-name="ce24" office:value-type="string" calcext:value-type="string" table:number-columns-spanned="2" table:number-rows-spanned="1">
            <text:p>Uncertainty of Stopwatch</text:p>
          </table:table-cell>
          <table:covered-table-cell/>
          <table:table-cell table:style-name="ce24" office:value-type="string" calcext:value-type="string" table:number-columns-spanned="2" table:number-rows-spanned="1">
            <text:p>Uncertainty</text:p>
          </table:table-cell>
          <table:covered-table-cell/>
        </table:table-row>
        <table:table-row table:style-name="ro1">
          <table:table-cell table:style-name="ce10" office:value-type="string" calcext:value-type="string">
            <text:p>t</text:p>
          </table:table-cell>
          <table:table-cell office:value-type="string" calcext:value-type="string">
            <text:p>t_sigma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s_sigma</text:p>
          </table:table-cell>
          <table:table-cell office:value-type="string" calcext:value-type="string">
            <text:p>T</text:p>
          </table:table-cell>
          <table:table-cell table:style-name="ce15" office:value-type="string" calcext:value-type="string">
            <text:p>T_sigma</text:p>
          </table:table-cell>
          <table:table-cell table:style-name="ce15" office:value-type="string" calcext:value-type="string">
            <text:p>1/s</text:p>
          </table:table-cell>
          <table:table-cell table:style-name="ce15" office:value-type="string" calcext:value-type="string">
            <text:p>1/s_sigma</text:p>
          </table:table-cell>
          <table:table-cell table:style-name="ce15" office:value-type="string" calcext:value-type="string">
            <text:p>ln(1/s)</text:p>
          </table:table-cell>
          <table:table-cell table:style-name="ce22" office:value-type="string" calcext:value-type="string">
            <text:p>ln(1/s)_sigma</text:p>
          </table:table-cell>
          <table:table-cell table:style-name="ce24" office:value-type="float" office:value="0.2" calcext:value-type="float" table:number-columns-spanned="2" table:number-rows-spanned="1">
            <text:p>0.2</text:p>
          </table:table-cell>
          <table:covered-table-cell/>
          <table:table-cell table:style-name="ce24" office:value-type="float" office:value="0.01" calcext:value-type="float" table:number-columns-spanned="2" table:number-rows-spanned="1">
            <text:p>0.01</text:p>
          </table:table-cell>
          <table:covered-table-cell/>
          <table:table-cell table:style-name="ce24" table:formula="of:=SQRT([.K2]^2 + [.M2]^2)" office:value-type="float" office:value="0.200249843945008" calcext:value-type="float" table:number-columns-spanned="2" table:number-rows-spanned="1">
            <text:p>0.200249843945008</text:p>
          </table:table-cell>
          <table:covered-table-cell/>
        </table:table-row>
        <table:table-row table:style-name="ro1">
          <table:table-cell table:style-name="ce11" office:value-type="float" office:value="13.03" calcext:value-type="float">
            <text:p>13.03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4]-[.A3]" office:value-type="float" office:value="19.08" calcext:value-type="float">
            <text:p>19.08</text:p>
          </table:table-cell>
          <table:table-cell table:formula="of:=SQRT([.B3]^2 + [.B4]^2)" office:value-type="float" office:value="0.283196045170126" calcext:value-type="float">
            <text:p>0.283196045170126</text:p>
          </table:table-cell>
          <table:table-cell table:formula="of:=([.A4]+[.A3])/2" office:value-type="float" office:value="22.57" calcext:value-type="float">
            <text:p>22.57</text:p>
          </table:table-cell>
          <table:table-cell table:formula="of:=SQRT(1/2*[.B3]*[.B4])" office:value-type="float" office:value="0.141598022585063" calcext:value-type="float">
            <text:p>0.141598022585063</text:p>
          </table:table-cell>
          <table:table-cell table:formula="of:=1/[.C3]" office:value-type="float" office:value="0.0524109014675052" calcext:value-type="float">
            <text:p>0.052410901467505</text:p>
          </table:table-cell>
          <table:table-cell table:formula="of:=SQRT(POWER([.C3];-4) * POWER([.D3];2))" office:value-type="float" office:value="0.000777911950702235" calcext:value-type="float">
            <text:p>0.000777911950702</text:p>
          </table:table-cell>
          <table:table-cell table:formula="of:=LN([.G3])" office:value-type="float" office:value="-2.94864066602014" calcext:value-type="float">
            <text:p>-2.94864066602014</text:p>
          </table:table-cell>
          <table:table-cell table:formula="of:=SQRT(POWER([.C3];-2)* [.D3]^2)" office:value-type="float" office:value="0.0148425600193986" calcext:value-type="float">
            <text:p>0.014842560019399</text:p>
          </table:table-cell>
          <table:table-cell table:number-columns-repeated="6"/>
        </table:table-row>
        <table:table-row table:style-name="ro1">
          <table:table-cell table:style-name="ce11" office:value-type="float" office:value="32.11" calcext:value-type="float">
            <text:p>32.11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5]-[.A4]" office:value-type="float" office:value="25.81" calcext:value-type="float">
            <text:p>25.81</text:p>
          </table:table-cell>
          <table:table-cell table:formula="of:=SQRT([.B4]^2 + [.B5]^2)" office:value-type="float" office:value="0.283196045170126" calcext:value-type="float">
            <text:p>0.283196045170126</text:p>
          </table:table-cell>
          <table:table-cell table:style-name="ce17" table:formula="of:=([.A5]+[.A4])/2" office:value-type="float" office:value="45.015" calcext:value-type="float">
            <text:p>45.02</text:p>
          </table:table-cell>
          <table:table-cell table:formula="of:=SQRT(1/2*[.B4]*[.B5])" office:value-type="float" office:value="0.141598022585063" calcext:value-type="float">
            <text:p>0.141598022585063</text:p>
          </table:table-cell>
          <table:table-cell table:formula="of:=1/[.C4]" office:value-type="float" office:value="0.0387446726075165" calcext:value-type="float">
            <text:p>0.038744672607517</text:p>
          </table:table-cell>
          <table:table-cell table:formula="of:=SQRT(POWER([.C4];-4) * POWER([.D4];2))" office:value-type="float" office:value="0.000425119645635799" calcext:value-type="float">
            <text:p>0.000425119645636</text:p>
          </table:table-cell>
          <table:table-cell table:formula="of:=LN([.G4])" office:value-type="float" office:value="-3.25076201373052" calcext:value-type="float">
            <text:p>-3.25076201373052</text:p>
          </table:table-cell>
          <table:table-cell table:formula="of:=SQRT(POWER([.C4];-2)* [.D4]^2)" office:value-type="float" office:value="0.01097233805386" calcext:value-type="float">
            <text:p>0.01097233805386</text:p>
          </table:table-cell>
          <table:table-cell table:number-columns-repeated="6"/>
        </table:table-row>
        <table:table-row table:style-name="ro1">
          <table:table-cell table:style-name="ce11" office:value-type="float" office:value="57.92" calcext:value-type="float">
            <text:p>57.92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6]-[.A5]" office:value-type="float" office:value="36.99" calcext:value-type="float">
            <text:p>36.99</text:p>
          </table:table-cell>
          <table:table-cell table:formula="of:=SQRT([.B5]^2 + [.B6]^2)" office:value-type="float" office:value="0.283196045170126" calcext:value-type="float">
            <text:p>0.283196045170126</text:p>
          </table:table-cell>
          <table:table-cell table:style-name="ce17" table:formula="of:=([.A6]+[.A5])/2" office:value-type="float" office:value="76.415" calcext:value-type="float">
            <text:p>76.42</text:p>
          </table:table-cell>
          <table:table-cell table:formula="of:=SQRT(1/2*[.B5]*[.B6])" office:value-type="float" office:value="0.141598022585063" calcext:value-type="float">
            <text:p>0.141598022585063</text:p>
          </table:table-cell>
          <table:table-cell table:formula="of:=1/[.C5]" office:value-type="float" office:value="0.0270343336036767" calcext:value-type="float">
            <text:p>0.027034333603677</text:p>
          </table:table-cell>
          <table:table-cell table:formula="of:=SQRT(POWER([.C5];-4) * POWER([.D5];2))" office:value-type="float" office:value="0.000206975300361478" calcext:value-type="float">
            <text:p>0.000206975300361</text:p>
          </table:table-cell>
          <table:table-cell table:formula="of:=LN([.G5])" office:value-type="float" office:value="-3.61064760584436" calcext:value-type="float">
            <text:p>-3.61064760584436</text:p>
          </table:table-cell>
          <table:table-cell table:formula="of:=SQRT(POWER([.C5];-2)* [.D5]^2)" office:value-type="float" office:value="0.00765601636037107" calcext:value-type="float">
            <text:p>0.007656016360371</text:p>
          </table:table-cell>
          <table:table-cell table:number-columns-repeated="6"/>
        </table:table-row>
        <table:table-row table:style-name="ro1">
          <table:table-cell table:style-name="ce11" office:value-type="float" office:value="94.91" calcext:value-type="float">
            <text:p>94.91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7]-[.A6]" office:value-type="float" office:value="66.98" calcext:value-type="float">
            <text:p>66.98</text:p>
          </table:table-cell>
          <table:table-cell table:formula="of:=SQRT([.B6]^2 + [.B7]^2)" office:value-type="float" office:value="0.283196045170126" calcext:value-type="float">
            <text:p>0.283196045170126</text:p>
          </table:table-cell>
          <table:table-cell table:formula="of:=([.A7]+[.A6])/2" office:value-type="float" office:value="128.4" calcext:value-type="float">
            <text:p>128.4</text:p>
          </table:table-cell>
          <table:table-cell table:formula="of:=SQRT(1/2*[.B6]*[.B7])" office:value-type="float" office:value="0.141598022585063" calcext:value-type="float">
            <text:p>0.141598022585063</text:p>
          </table:table-cell>
          <table:table-cell table:formula="of:=1/[.C6]" office:value-type="float" office:value="0.0149298297999403" calcext:value-type="float">
            <text:p>0.01492982979994</text:p>
          </table:table-cell>
          <table:table-cell table:formula="of:=SQRT(POWER([.C6];-4) * POWER([.D6];2))" office:value-type="float" office:value="0.0000631243468857298" calcext:value-type="float">
            <text:p>6.31243468857298E-05</text:p>
          </table:table-cell>
          <table:table-cell table:formula="of:=LN([.G6])" office:value-type="float" office:value="-4.20439406736606" calcext:value-type="float">
            <text:p>-4.20439406736606</text:p>
          </table:table-cell>
          <table:table-cell table:formula="of:=SQRT(POWER([.C6];-2)* [.D6]^2)" office:value-type="float" office:value="0.00422806875440618" calcext:value-type="float">
            <text:p>0.004228068754406</text:p>
          </table:table-cell>
          <table:table-cell table:number-columns-repeated="6"/>
        </table:table-row>
        <table:table-row table:style-name="ro1">
          <table:table-cell table:style-name="ce11" office:value-type="float" office:value="161.89" calcext:value-type="float">
            <text:p>161.89</text:p>
          </table:table-cell>
          <table:table-cell office:value-type="float" office:value="0.200249843945008" calcext:value-type="float">
            <text:p>0.200249843945008</text:p>
          </table:table-cell>
          <table:table-cell/>
          <table:table-cell table:style-name="ce15"/>
          <table:table-cell/>
          <table:table-cell table:style-name="ce15" table:number-columns-repeated="4"/>
          <table:table-cell table:style-name="ce22"/>
          <table:table-cell table:number-columns-repeated="6"/>
        </table:table-row>
        <table:table-row table:style-name="ro1">
          <table:table-cell table:style-name="ce9" office:value-type="string" calcext:value-type="string" table:number-columns-spanned="10" table:number-rows-spanned="1">
            <text:p>2.5 kV 7 squeeze</text:p>
          </table:table-cell>
          <table:covered-table-cell table:number-columns-repeated="8" table:style-name="ce7"/>
          <table:covered-table-cell table:style-name="ce22"/>
          <table:table-cell table:number-columns-repeated="6"/>
        </table:table-row>
        <table:table-row table:style-name="ro1">
          <table:table-cell table:style-name="ce10" office:value-type="string" calcext:value-type="string">
            <text:p>t</text:p>
          </table:table-cell>
          <table:table-cell office:value-type="string" calcext:value-type="string">
            <text:p>t_sigma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s_sigma</text:p>
          </table:table-cell>
          <table:table-cell office:value-type="string" calcext:value-type="string">
            <text:p>T</text:p>
          </table:table-cell>
          <table:table-cell table:style-name="ce15" office:value-type="string" calcext:value-type="string">
            <text:p>T_sigma</text:p>
          </table:table-cell>
          <table:table-cell table:style-name="ce15" office:value-type="string" calcext:value-type="string">
            <text:p>1/s</text:p>
          </table:table-cell>
          <table:table-cell table:style-name="ce15" office:value-type="string" calcext:value-type="string">
            <text:p>1/s_sigma</text:p>
          </table:table-cell>
          <table:table-cell table:style-name="ce15" office:value-type="string" calcext:value-type="string">
            <text:p>ln(1/s)</text:p>
          </table:table-cell>
          <table:table-cell table:style-name="ce22" office:value-type="string" calcext:value-type="string">
            <text:p>ln(1/s)_sigma</text:p>
          </table:table-cell>
          <table:table-cell table:number-columns-repeated="6"/>
        </table:table-row>
        <table:table-row table:style-name="ro1">
          <table:table-cell table:style-name="ce11" office:value-type="float" office:value="7.09" calcext:value-type="float">
            <text:p>7.09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11]-[.A10]" office:value-type="float" office:value="13.58" calcext:value-type="float">
            <text:p>13.58</text:p>
          </table:table-cell>
          <table:table-cell table:formula="of:=SQRT([.B10]^2 + [.B11]^2)" office:value-type="float" office:value="0.283196045170126" calcext:value-type="float">
            <text:p>0.283196045170126</text:p>
          </table:table-cell>
          <table:table-cell table:formula="of:=([.A11]+[.A10])/2" office:value-type="float" office:value="13.88" calcext:value-type="float">
            <text:p>13.88</text:p>
          </table:table-cell>
          <table:table-cell table:formula="of:=SQRT(1/2*[.B10]*[.B11])" office:value-type="float" office:value="0.141598022585063" calcext:value-type="float">
            <text:p>0.141598022585063</text:p>
          </table:table-cell>
          <table:table-cell table:formula="of:=1/[.C10]" office:value-type="float" office:value="0.0736377025036819" calcext:value-type="float">
            <text:p>0.073637702503682</text:p>
          </table:table-cell>
          <table:table-cell table:formula="of:=SQRT(POWER([.C10];-4) * POWER([.D10];2))" office:value-type="float" office:value="0.00153563373523247" calcext:value-type="float">
            <text:p>0.001535633735232</text:p>
          </table:table-cell>
          <table:table-cell table:formula="of:=LN([.G10])" office:value-type="float" office:value="-2.60859812213055" calcext:value-type="float">
            <text:p>-2.60859812213055</text:p>
          </table:table-cell>
          <table:table-cell table:formula="of:=SQRT(POWER([.C10];-2)* [.D10]^2)" office:value-type="float" office:value="0.020853906124457" calcext:value-type="float">
            <text:p>0.020853906124457</text:p>
          </table:table-cell>
          <table:table-cell table:number-columns-repeated="6"/>
        </table:table-row>
        <table:table-row table:style-name="ro1">
          <table:table-cell table:style-name="ce11" office:value-type="float" office:value="20.67" calcext:value-type="float">
            <text:p>20.67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12]-[.A11]" office:value-type="float" office:value="19.74" calcext:value-type="float">
            <text:p>19.74</text:p>
          </table:table-cell>
          <table:table-cell table:formula="of:=SQRT([.B11]^2 + [.B12]^2)" office:value-type="float" office:value="0.283196045170126" calcext:value-type="float">
            <text:p>0.283196045170126</text:p>
          </table:table-cell>
          <table:table-cell table:style-name="ce17" table:formula="of:=([.A12]+[.A11])/2" office:value-type="float" office:value="30.54" calcext:value-type="float">
            <text:p>30.54</text:p>
          </table:table-cell>
          <table:table-cell table:formula="of:=SQRT(1/2*[.B11]*[.B12])" office:value-type="float" office:value="0.141598022585063" calcext:value-type="float">
            <text:p>0.141598022585063</text:p>
          </table:table-cell>
          <table:table-cell table:formula="of:=1/[.C11]" office:value-type="float" office:value="0.0506585612968592" calcext:value-type="float">
            <text:p>0.050658561296859</text:p>
          </table:table-cell>
          <table:table-cell table:formula="of:=SQRT(POWER([.C11];-4) * POWER([.D11];2))" office:value-type="float" office:value="0.00072676313137178" calcext:value-type="float">
            <text:p>0.000726763131372</text:p>
          </table:table-cell>
          <table:table-cell table:formula="of:=LN([.G11])" office:value-type="float" office:value="-2.98264703400534" calcext:value-type="float">
            <text:p>-2.98264703400534</text:p>
          </table:table-cell>
          <table:table-cell table:formula="of:=SQRT(POWER([.C11];-2)* [.D11]^2)" office:value-type="float" office:value="0.0143463042132789" calcext:value-type="float">
            <text:p>0.014346304213279</text:p>
          </table:table-cell>
          <table:table-cell table:number-columns-repeated="6"/>
        </table:table-row>
        <table:table-row table:style-name="ro1">
          <table:table-cell table:style-name="ce11" office:value-type="float" office:value="40.41" calcext:value-type="float">
            <text:p>40.41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13]-[.A12]" office:value-type="float" office:value="24.85" calcext:value-type="float">
            <text:p>24.85</text:p>
          </table:table-cell>
          <table:table-cell table:formula="of:=SQRT([.B12]^2 + [.B13]^2)" office:value-type="float" office:value="0.283196045170126" calcext:value-type="float">
            <text:p>0.283196045170126</text:p>
          </table:table-cell>
          <table:table-cell table:style-name="ce17" table:formula="of:=([.A13]+[.A12])/2" office:value-type="float" office:value="52.835" calcext:value-type="float">
            <text:p>52.84</text:p>
          </table:table-cell>
          <table:table-cell table:formula="of:=SQRT(1/2*[.B12]*[.B13])" office:value-type="float" office:value="0.141598022585063" calcext:value-type="float">
            <text:p>0.141598022585063</text:p>
          </table:table-cell>
          <table:table-cell table:formula="of:=1/[.C12]" office:value-type="float" office:value="0.0402414486921529" calcext:value-type="float">
            <text:p>0.040241448692153</text:p>
          </table:table-cell>
          <table:table-cell table:formula="of:=SQRT(POWER([.C12];-4) * POWER([.D12];2))" office:value-type="float" office:value="0.000458600367063752" calcext:value-type="float">
            <text:p>0.000458600367064</text:p>
          </table:table-cell>
          <table:table-cell table:formula="of:=LN([.G12])" office:value-type="float" office:value="-3.21285775254264" calcext:value-type="float">
            <text:p>-3.21285775254264</text:p>
          </table:table-cell>
          <table:table-cell table:formula="of:=SQRT(POWER([.C12];-2)* [.D12]^2)" office:value-type="float" office:value="0.0113962191215342" calcext:value-type="float">
            <text:p>0.011396219121534</text:p>
          </table:table-cell>
          <table:table-cell table:number-columns-repeated="6"/>
        </table:table-row>
        <table:table-row table:style-name="ro1">
          <table:table-cell table:style-name="ce11" office:value-type="float" office:value="65.26" calcext:value-type="float">
            <text:p>65.26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14]-[.A13]" office:value-type="float" office:value="41.61" calcext:value-type="float">
            <text:p>41.61</text:p>
          </table:table-cell>
          <table:table-cell table:formula="of:=SQRT([.B13]^2 + [.B14]^2)" office:value-type="float" office:value="0.283196045170126" calcext:value-type="float">
            <text:p>0.283196045170126</text:p>
          </table:table-cell>
          <table:table-cell table:formula="of:=([.A14]+[.A13])/2" office:value-type="float" office:value="86.065" calcext:value-type="float">
            <text:p>86.065</text:p>
          </table:table-cell>
          <table:table-cell table:formula="of:=SQRT(1/2*[.B13]*[.B14])" office:value-type="float" office:value="0.141598022585063" calcext:value-type="float">
            <text:p>0.141598022585063</text:p>
          </table:table-cell>
          <table:table-cell table:formula="of:=1/[.C13]" office:value-type="float" office:value="0.0240326844508532" calcext:value-type="float">
            <text:p>0.024032684450853</text:p>
          </table:table-cell>
          <table:table-cell table:formula="of:=SQRT(POWER([.C13];-4) * POWER([.D13];2))" office:value-type="float" office:value="0.000163565517695342" calcext:value-type="float">
            <text:p>0.000163565517695</text:p>
          </table:table-cell>
          <table:table-cell table:formula="of:=LN([.G13])" office:value-type="float" office:value="-3.72834052299485" calcext:value-type="float">
            <text:p>-3.72834052299485</text:p>
          </table:table-cell>
          <table:table-cell table:formula="of:=SQRT(POWER([.C13];-2)* [.D13]^2)" office:value-type="float" office:value="0.0068059611913032" calcext:value-type="float">
            <text:p>0.006805961191303</text:p>
          </table:table-cell>
          <table:table-cell table:number-columns-repeated="6"/>
        </table:table-row>
        <table:table-row table:style-name="ro1">
          <table:table-cell table:style-name="ce11" office:value-type="float" office:value="106.87" calcext:value-type="float">
            <text:p>106.87</text:p>
          </table:table-cell>
          <table:table-cell office:value-type="float" office:value="0.200249843945008" calcext:value-type="float">
            <text:p>0.200249843945008</text:p>
          </table:table-cell>
          <table:table-cell/>
          <table:table-cell table:style-name="ce15"/>
          <table:table-cell/>
          <table:table-cell table:style-name="ce15" table:number-columns-repeated="4"/>
          <table:table-cell table:style-name="ce22"/>
          <table:table-cell table:number-columns-repeated="6"/>
        </table:table-row>
        <table:table-row table:style-name="ro1">
          <table:table-cell table:style-name="ce9" office:value-type="string" calcext:value-type="string" table:number-columns-spanned="10" table:number-rows-spanned="1">
            <text:p>2.5 kV 9 squeeze</text:p>
          </table:table-cell>
          <table:covered-table-cell table:number-columns-repeated="8" table:style-name="ce7"/>
          <table:covered-table-cell table:style-name="ce22"/>
          <table:table-cell table:number-columns-repeated="6"/>
        </table:table-row>
        <table:table-row table:style-name="ro1">
          <table:table-cell table:style-name="ce10" office:value-type="string" calcext:value-type="string">
            <text:p>t</text:p>
          </table:table-cell>
          <table:table-cell office:value-type="string" calcext:value-type="string">
            <text:p>t_sigma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s_sigma</text:p>
          </table:table-cell>
          <table:table-cell office:value-type="string" calcext:value-type="string">
            <text:p>T</text:p>
          </table:table-cell>
          <table:table-cell table:style-name="ce15" office:value-type="string" calcext:value-type="string">
            <text:p>T_sigma</text:p>
          </table:table-cell>
          <table:table-cell table:style-name="ce15" office:value-type="string" calcext:value-type="string">
            <text:p>1/s</text:p>
          </table:table-cell>
          <table:table-cell table:style-name="ce15" office:value-type="string" calcext:value-type="string">
            <text:p>1/s_sigma</text:p>
          </table:table-cell>
          <table:table-cell table:style-name="ce15" office:value-type="string" calcext:value-type="string">
            <text:p>ln(1/s)</text:p>
          </table:table-cell>
          <table:table-cell table:style-name="ce22" office:value-type="string" calcext:value-type="string">
            <text:p>ln(1/s)_sigma</text:p>
          </table:table-cell>
          <table:table-cell table:number-columns-repeated="6"/>
        </table:table-row>
        <table:table-row table:style-name="ro1">
          <table:table-cell table:style-name="ce11" office:value-type="float" office:value="15.64" calcext:value-type="float">
            <text:p>15.64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18]-[.A17]" office:value-type="float" office:value="15.3" calcext:value-type="float">
            <text:p>15.3</text:p>
          </table:table-cell>
          <table:table-cell table:formula="of:=SQRT([.B17]^2 + [.B18]^2)" office:value-type="float" office:value="0.283196045170126" calcext:value-type="float">
            <text:p>0.283196045170126</text:p>
          </table:table-cell>
          <table:table-cell table:formula="of:=([.A18]+[.A17])/2" office:value-type="float" office:value="23.29" calcext:value-type="float">
            <text:p>23.29</text:p>
          </table:table-cell>
          <table:table-cell table:formula="of:=SQRT(1/2*[.B17]*[.B18])" office:value-type="float" office:value="0.141598022585063" calcext:value-type="float">
            <text:p>0.141598022585063</text:p>
          </table:table-cell>
          <table:table-cell table:formula="of:=1/[.C17]" office:value-type="float" office:value="0.065359477124183" calcext:value-type="float">
            <text:p>0.065359477124183</text:p>
          </table:table-cell>
          <table:table-cell table:formula="of:=SQRT(POWER([.C17];-4) * POWER([.D17];2))" office:value-type="float" office:value="0.00120977421150039" calcext:value-type="float">
            <text:p>0.0012097742115</text:p>
          </table:table-cell>
          <table:table-cell table:formula="of:=LN([.G17])" office:value-type="float" office:value="-2.72785282839839" calcext:value-type="float">
            <text:p>-2.72785282839839</text:p>
          </table:table-cell>
          <table:table-cell table:formula="of:=SQRT(POWER([.C17];-2)* [.D17]^2)" office:value-type="float" office:value="0.0185095454359559" calcext:value-type="float">
            <text:p>0.018509545435956</text:p>
          </table:table-cell>
          <table:table-cell table:number-columns-repeated="6"/>
        </table:table-row>
        <table:table-row table:style-name="ro1">
          <table:table-cell table:style-name="ce11" office:value-type="float" office:value="30.94" calcext:value-type="float">
            <text:p>30.94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19]-[.A18]" office:value-type="float" office:value="20.39" calcext:value-type="float">
            <text:p>20.39</text:p>
          </table:table-cell>
          <table:table-cell table:formula="of:=SQRT([.B18]^2 + [.B19]^2)" office:value-type="float" office:value="0.283196045170126" calcext:value-type="float">
            <text:p>0.283196045170126</text:p>
          </table:table-cell>
          <table:table-cell table:style-name="ce17" table:formula="of:=([.A19]+[.A18])/2" office:value-type="float" office:value="41.135" calcext:value-type="float">
            <text:p>41.14</text:p>
          </table:table-cell>
          <table:table-cell table:formula="of:=SQRT(1/2*[.B18]*[.B19])" office:value-type="float" office:value="0.141598022585063" calcext:value-type="float">
            <text:p>0.141598022585063</text:p>
          </table:table-cell>
          <table:table-cell table:formula="of:=1/[.C18]" office:value-type="float" office:value="0.0490436488474743" calcext:value-type="float">
            <text:p>0.049043648847474</text:p>
          </table:table-cell>
          <table:table-cell table:formula="of:=SQRT(POWER([.C18];-4) * POWER([.D18];2))" office:value-type="float" office:value="0.000681165639740908" calcext:value-type="float">
            <text:p>0.000681165639741</text:p>
          </table:table-cell>
          <table:table-cell table:formula="of:=LN([.G18])" office:value-type="float" office:value="-3.01504458458636" calcext:value-type="float">
            <text:p>-3.01504458458636</text:p>
          </table:table-cell>
          <table:table-cell table:formula="of:=SQRT(POWER([.C18];-2)* [.D18]^2)" office:value-type="float" office:value="0.0138889673943171" calcext:value-type="float">
            <text:p>0.013888967394317</text:p>
          </table:table-cell>
          <table:table-cell table:number-columns-repeated="6"/>
        </table:table-row>
        <table:table-row table:style-name="ro1">
          <table:table-cell table:style-name="ce11" office:value-type="float" office:value="51.33" calcext:value-type="float">
            <text:p>51.33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20]-[.A19]" office:value-type="float" office:value="26.14" calcext:value-type="float">
            <text:p>26.14</text:p>
          </table:table-cell>
          <table:table-cell table:formula="of:=SQRT([.B19]^2 + [.B20]^2)" office:value-type="float" office:value="0.283196045170126" calcext:value-type="float">
            <text:p>0.283196045170126</text:p>
          </table:table-cell>
          <table:table-cell table:style-name="ce17" table:formula="of:=([.A20]+[.A19])/2" office:value-type="float" office:value="64.4" calcext:value-type="float">
            <text:p>64.40</text:p>
          </table:table-cell>
          <table:table-cell table:formula="of:=SQRT(1/2*[.B19]*[.B20])" office:value-type="float" office:value="0.141598022585063" calcext:value-type="float">
            <text:p>0.141598022585063</text:p>
          </table:table-cell>
          <table:table-cell table:formula="of:=1/[.C19]" office:value-type="float" office:value="0.0382555470543229" calcext:value-type="float">
            <text:p>0.038255547054323</text:p>
          </table:table-cell>
          <table:table-cell table:formula="of:=SQRT(POWER([.C19];-4) * POWER([.D19];2))" office:value-type="float" office:value="0.00041445369669487" calcext:value-type="float">
            <text:p>0.000414453696695</text:p>
          </table:table-cell>
          <table:table-cell table:formula="of:=LN([.G19])" office:value-type="float" office:value="-3.26346670819608" calcext:value-type="float">
            <text:p>-3.26346670819608</text:p>
          </table:table-cell>
          <table:table-cell table:formula="of:=SQRT(POWER([.C19];-2)* [.D19]^2)" office:value-type="float" office:value="0.0108338196316039" calcext:value-type="float">
            <text:p>0.010833819631604</text:p>
          </table:table-cell>
          <table:table-cell table:number-columns-repeated="6"/>
        </table:table-row>
        <table:table-row table:style-name="ro1">
          <table:table-cell table:style-name="ce11" office:value-type="float" office:value="77.47" calcext:value-type="float">
            <text:p>77.47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21]-[.A20]" office:value-type="float" office:value="38.23" calcext:value-type="float">
            <text:p>38.23</text:p>
          </table:table-cell>
          <table:table-cell table:formula="of:=SQRT([.B20]^2 + [.B21]^2)" office:value-type="float" office:value="0.283196045170126" calcext:value-type="float">
            <text:p>0.283196045170126</text:p>
          </table:table-cell>
          <table:table-cell table:formula="of:=([.A21]+[.A20])/2" office:value-type="float" office:value="96.585" calcext:value-type="float">
            <text:p>96.585</text:p>
          </table:table-cell>
          <table:table-cell table:formula="of:=SQRT(1/2*[.B20]*[.B21])" office:value-type="float" office:value="0.141598022585063" calcext:value-type="float">
            <text:p>0.141598022585063</text:p>
          </table:table-cell>
          <table:table-cell table:formula="of:=1/[.C20]" office:value-type="float" office:value="0.0261574679571017" calcext:value-type="float">
            <text:p>0.026157467957102</text:p>
          </table:table-cell>
          <table:table-cell table:formula="of:=SQRT(POWER([.C20];-4) * POWER([.D20];2))" office:value-type="float" office:value="0.000193766452448745" calcext:value-type="float">
            <text:p>0.000193766452449</text:p>
          </table:table-cell>
          <table:table-cell table:formula="of:=LN([.G20])" office:value-type="float" office:value="-3.64362054770832" calcext:value-type="float">
            <text:p>-3.64362054770832</text:p>
          </table:table-cell>
          <table:table-cell table:formula="of:=SQRT(POWER([.C20];-2)* [.D20]^2)" office:value-type="float" office:value="0.00740769147711551" calcext:value-type="float">
            <text:p>0.007407691477116</text:p>
          </table:table-cell>
          <table:table-cell table:number-columns-repeated="6"/>
        </table:table-row>
        <table:table-row table:style-name="ro1">
          <table:table-cell table:style-name="ce12" office:value-type="float" office:value="115.7" calcext:value-type="float">
            <text:p>115.70</text:p>
          </table:table-cell>
          <table:table-cell office:value-type="float" office:value="0.200249843945008" calcext:value-type="float">
            <text:p>0.200249843945008</text:p>
          </table:table-cell>
          <table:table-cell/>
          <table:table-cell table:style-name="ce15"/>
          <table:table-cell/>
          <table:table-cell table:style-name="ce15" table:number-columns-repeated="4"/>
          <table:table-cell table:style-name="ce22"/>
          <table:table-cell table:number-columns-repeated="6"/>
        </table:table-row>
        <table:table-row table:style-name="ro1">
          <table:table-cell table:style-name="ce9" office:value-type="string" calcext:value-type="string" table:number-columns-spanned="10" table:number-rows-spanned="1">
            <text:p>2.5 kV 11 squeeze</text:p>
          </table:table-cell>
          <table:covered-table-cell table:number-columns-repeated="8" table:style-name="ce7"/>
          <table:covered-table-cell table:style-name="ce22"/>
          <table:table-cell table:number-columns-repeated="6"/>
        </table:table-row>
        <table:table-row table:style-name="ro1">
          <table:table-cell table:style-name="ce10" office:value-type="string" calcext:value-type="string">
            <text:p>t</text:p>
          </table:table-cell>
          <table:table-cell office:value-type="string" calcext:value-type="string">
            <text:p>t_sigma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s_sigma</text:p>
          </table:table-cell>
          <table:table-cell office:value-type="string" calcext:value-type="string">
            <text:p>T</text:p>
          </table:table-cell>
          <table:table-cell table:style-name="ce15" office:value-type="string" calcext:value-type="string">
            <text:p>T_sigma</text:p>
          </table:table-cell>
          <table:table-cell table:style-name="ce15" office:value-type="string" calcext:value-type="string">
            <text:p>1/s</text:p>
          </table:table-cell>
          <table:table-cell table:style-name="ce15" office:value-type="string" calcext:value-type="string">
            <text:p>1/s_sigma</text:p>
          </table:table-cell>
          <table:table-cell table:style-name="ce15" office:value-type="string" calcext:value-type="string">
            <text:p>ln(1/s)</text:p>
          </table:table-cell>
          <table:table-cell table:style-name="ce22" office:value-type="string" calcext:value-type="string">
            <text:p>ln(1/s)_sigma</text:p>
          </table:table-cell>
          <table:table-cell table:number-columns-repeated="6"/>
        </table:table-row>
        <table:table-row table:style-name="ro1">
          <table:table-cell table:style-name="ce11" office:value-type="float" office:value="15.57" calcext:value-type="float">
            <text:p>15.57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25]-[.A24]" office:value-type="float" office:value="17.07" calcext:value-type="float">
            <text:p>17.07</text:p>
          </table:table-cell>
          <table:table-cell table:formula="of:=SQRT([.B24]^2 + [.B25]^2)" office:value-type="float" office:value="0.283196045170126" calcext:value-type="float">
            <text:p>0.283196045170126</text:p>
          </table:table-cell>
          <table:table-cell table:formula="of:=([.A25]+[.A24])/2" office:value-type="float" office:value="24.105" calcext:value-type="float">
            <text:p>24.105</text:p>
          </table:table-cell>
          <table:table-cell table:formula="of:=SQRT(1/2*[.B24]*[.B25])" office:value-type="float" office:value="0.141598022585063" calcext:value-type="float">
            <text:p>0.141598022585063</text:p>
          </table:table-cell>
          <table:table-cell table:formula="of:=1/[.C24]" office:value-type="float" office:value="0.0585823081429408" calcext:value-type="float">
            <text:p>0.058582308142941</text:p>
          </table:table-cell>
          <table:table-cell table:formula="of:=SQRT(POWER([.C24];-4) * POWER([.D24];2))" office:value-type="float" office:value="0.000971896776978237" calcext:value-type="float">
            <text:p>0.000971896776978</text:p>
          </table:table-cell>
          <table:table-cell table:formula="of:=LN([.G24])" office:value-type="float" office:value="-2.83732253680635" calcext:value-type="float">
            <text:p>-2.83732253680635</text:p>
          </table:table-cell>
          <table:table-cell table:formula="of:=SQRT(POWER([.C24];-2)* [.D24]^2)" office:value-type="float" office:value="0.0165902779830185" calcext:value-type="float">
            <text:p>0.016590277983019</text:p>
          </table:table-cell>
          <table:table-cell table:number-columns-repeated="6"/>
        </table:table-row>
        <table:table-row table:style-name="ro1">
          <table:table-cell table:style-name="ce11" office:value-type="float" office:value="32.64" calcext:value-type="float">
            <text:p>32.64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26]-[.A25]" office:value-type="float" office:value="20.27" calcext:value-type="float">
            <text:p>20.27</text:p>
          </table:table-cell>
          <table:table-cell table:formula="of:=SQRT([.B25]^2 + [.B26]^2)" office:value-type="float" office:value="0.283196045170126" calcext:value-type="float">
            <text:p>0.283196045170126</text:p>
          </table:table-cell>
          <table:table-cell table:style-name="ce17" table:formula="of:=([.A26]+[.A25])/2" office:value-type="float" office:value="42.775" calcext:value-type="float">
            <text:p>42.78</text:p>
          </table:table-cell>
          <table:table-cell table:formula="of:=SQRT(1/2*[.B25]*[.B26])" office:value-type="float" office:value="0.141598022585063" calcext:value-type="float">
            <text:p>0.141598022585063</text:p>
          </table:table-cell>
          <table:table-cell table:formula="of:=1/[.C25]" office:value-type="float" office:value="0.0493339911198816" calcext:value-type="float">
            <text:p>0.049333991119882</text:p>
          </table:table-cell>
          <table:table-cell table:formula="of:=SQRT(POWER([.C25];-4) * POWER([.D25];2))" office:value-type="float" office:value="0.00068925462149031" calcext:value-type="float">
            <text:p>0.00068925462149</text:p>
          </table:table-cell>
          <table:table-cell table:formula="of:=LN([.G25])" office:value-type="float" office:value="-3.00914196046391" calcext:value-type="float">
            <text:p>-3.00914196046391</text:p>
          </table:table-cell>
          <table:table-cell table:formula="of:=SQRT(POWER([.C25];-2)* [.D25]^2)" office:value-type="float" office:value="0.0139711911776086" calcext:value-type="float">
            <text:p>0.013971191177609</text:p>
          </table:table-cell>
          <table:table-cell table:number-columns-repeated="6"/>
        </table:table-row>
        <table:table-row table:style-name="ro1">
          <table:table-cell table:style-name="ce11" office:value-type="float" office:value="52.91" calcext:value-type="float">
            <text:p>52.91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27]-[.A26]" office:value-type="float" office:value="28.98" calcext:value-type="float">
            <text:p>28.98</text:p>
          </table:table-cell>
          <table:table-cell table:formula="of:=SQRT([.B26]^2 + [.B27]^2)" office:value-type="float" office:value="0.283196045170126" calcext:value-type="float">
            <text:p>0.283196045170126</text:p>
          </table:table-cell>
          <table:table-cell table:style-name="ce17" table:formula="of:=([.A27]+[.A26])/2" office:value-type="float" office:value="67.4" calcext:value-type="float">
            <text:p>67.40</text:p>
          </table:table-cell>
          <table:table-cell table:formula="of:=SQRT(1/2*[.B26]*[.B27])" office:value-type="float" office:value="0.141598022585063" calcext:value-type="float">
            <text:p>0.141598022585063</text:p>
          </table:table-cell>
          <table:table-cell table:formula="of:=1/[.C26]" office:value-type="float" office:value="0.0345065562456867" calcext:value-type="float">
            <text:p>0.034506556245687</text:p>
          </table:table-cell>
          <table:table-cell table:formula="of:=SQRT(POWER([.C26];-4) * POWER([.D26];2))" office:value-type="float" office:value="0.000337202217433367" calcext:value-type="float">
            <text:p>0.000337202217433</text:p>
          </table:table-cell>
          <table:table-cell table:formula="of:=LN([.G26])" office:value-type="float" office:value="-3.36660593689254" calcext:value-type="float">
            <text:p>-3.36660593689254</text:p>
          </table:table-cell>
          <table:table-cell table:formula="of:=SQRT(POWER([.C26];-2)* [.D26]^2)" office:value-type="float" office:value="0.00977212026121898" calcext:value-type="float">
            <text:p>0.009772120261219</text:p>
          </table:table-cell>
          <table:table-cell table:number-columns-repeated="6"/>
        </table:table-row>
        <table:table-row table:style-name="ro1">
          <table:table-cell table:style-name="ce11" office:value-type="float" office:value="81.89" calcext:value-type="float">
            <text:p>81.89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28]-[.A27]" office:value-type="float" office:value="44.93" calcext:value-type="float">
            <text:p>44.93</text:p>
          </table:table-cell>
          <table:table-cell table:formula="of:=SQRT([.B27]^2 + [.B28]^2)" office:value-type="float" office:value="0.283196045170126" calcext:value-type="float">
            <text:p>0.283196045170126</text:p>
          </table:table-cell>
          <table:table-cell table:formula="of:=([.A28]+[.A27])/2" office:value-type="float" office:value="104.355" calcext:value-type="float">
            <text:p>104.355</text:p>
          </table:table-cell>
          <table:table-cell table:formula="of:=SQRT(1/2*[.B27]*[.B28])" office:value-type="float" office:value="0.141598022585063" calcext:value-type="float">
            <text:p>0.141598022585063</text:p>
          </table:table-cell>
          <table:table-cell table:formula="of:=1/[.C27]" office:value-type="float" office:value="0.0222568439795237" calcext:value-type="float">
            <text:p>0.022256843979524</text:p>
          </table:table-cell>
          <table:table-cell table:formula="of:=SQRT(POWER([.C27];-4) * POWER([.D27];2))" office:value-type="float" office:value="0.000140286004740032" calcext:value-type="float">
            <text:p>0.00014028600474</text:p>
          </table:table-cell>
          <table:table-cell table:formula="of:=LN([.G27])" office:value-type="float" office:value="-3.80510572308207" calcext:value-type="float">
            <text:p>-3.80510572308207</text:p>
          </table:table-cell>
          <table:table-cell table:formula="of:=SQRT(POWER([.C27];-2)* [.D27]^2)" office:value-type="float" office:value="0.00630305019296964" calcext:value-type="float">
            <text:p>0.00630305019297</text:p>
          </table:table-cell>
          <table:table-cell table:number-columns-repeated="6"/>
        </table:table-row>
        <table:table-row table:style-name="ro1">
          <table:table-cell table:style-name="ce11" office:value-type="float" office:value="126.82" calcext:value-type="float">
            <text:p>126.82</text:p>
          </table:table-cell>
          <table:table-cell office:value-type="float" office:value="0.200249843945008" calcext:value-type="float">
            <text:p>0.200249843945008</text:p>
          </table:table-cell>
          <table:table-cell/>
          <table:table-cell table:style-name="ce15"/>
          <table:table-cell/>
          <table:table-cell table:style-name="ce15" table:number-columns-repeated="4"/>
          <table:table-cell table:style-name="ce22"/>
          <table:table-cell table:number-columns-repeated="6"/>
        </table:table-row>
        <table:table-row table:style-name="ro1" table:number-rows-repeated="4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ce9" office:value-type="string" calcext:value-type="string" table:number-columns-spanned="10" table:number-rows-spanned="1">
            <text:p>3.0 kV 5 squeeze</text:p>
          </table:table-cell>
          <table:covered-table-cell table:number-columns-repeated="8" table:style-name="ce7"/>
          <table:covered-table-cell table:style-name="ce22"/>
          <table:table-cell table:number-columns-repeated="6"/>
        </table:table-row>
        <table:table-row table:style-name="ro1">
          <table:table-cell table:style-name="ce10" office:value-type="string" calcext:value-type="string">
            <text:p>t</text:p>
          </table:table-cell>
          <table:table-cell office:value-type="string" calcext:value-type="string">
            <text:p>t_sigma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s_sigma</text:p>
          </table:table-cell>
          <table:table-cell office:value-type="string" calcext:value-type="string">
            <text:p>T</text:p>
          </table:table-cell>
          <table:table-cell table:style-name="ce15" office:value-type="string" calcext:value-type="string">
            <text:p>T_sigma</text:p>
          </table:table-cell>
          <table:table-cell table:style-name="ce15" office:value-type="string" calcext:value-type="string">
            <text:p>1/s</text:p>
          </table:table-cell>
          <table:table-cell table:style-name="ce15" office:value-type="string" calcext:value-type="string">
            <text:p>1/s_sigma</text:p>
          </table:table-cell>
          <table:table-cell table:style-name="ce15" office:value-type="string" calcext:value-type="string">
            <text:p>ln(1/s)</text:p>
          </table:table-cell>
          <table:table-cell table:style-name="ce22" office:value-type="string" calcext:value-type="string">
            <text:p>ln(1/s)_sigma</text:p>
          </table:table-cell>
          <table:table-cell table:number-columns-repeated="6"/>
        </table:table-row>
        <table:table-row table:style-name="ro1">
          <table:table-cell office:value-type="float" office:value="14.23" calcext:value-type="float">
            <text:p>14.23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36]-[.A35]" office:value-type="float" office:value="16.8" calcext:value-type="float">
            <text:p>16.8</text:p>
          </table:table-cell>
          <table:table-cell table:formula="of:=SQRT([.B35]^2 + [.B36]^2)" office:value-type="float" office:value="0.283196045170126" calcext:value-type="float">
            <text:p>0.283196045170126</text:p>
          </table:table-cell>
          <table:table-cell table:formula="of:=([.A36]+[.A35])/2" office:value-type="float" office:value="22.63" calcext:value-type="float">
            <text:p>22.63</text:p>
          </table:table-cell>
          <table:table-cell table:formula="of:=SQRT(1/2*[.B35]*[.B36])" office:value-type="float" office:value="0.141598022585063" calcext:value-type="float">
            <text:p>0.141598022585063</text:p>
          </table:table-cell>
          <table:table-cell table:formula="of:=1/[.C35]" office:value-type="float" office:value="0.0595238095238095" calcext:value-type="float">
            <text:p>0.05952380952381</text:p>
          </table:table-cell>
          <table:table-cell table:formula="of:=SQRT(POWER([.C35];-4) * POWER([.D35];2))" office:value-type="float" office:value="0.00100338734825016" calcext:value-type="float">
            <text:p>0.00100338734825</text:p>
          </table:table-cell>
          <table:table-cell table:formula="of:=LN([.G35])" office:value-type="float" office:value="-2.82137888640921" calcext:value-type="float">
            <text:p>-2.82137888640921</text:p>
          </table:table-cell>
          <table:table-cell table:formula="of:=SQRT(POWER([.C35];-2)* [.D35]^2)" office:value-type="float" office:value="0.0168569074506027" calcext:value-type="float">
            <text:p>0.016856907450603</text:p>
          </table:table-cell>
          <table:table-cell table:number-columns-repeated="6"/>
        </table:table-row>
        <table:table-row table:style-name="ro1">
          <table:table-cell office:value-type="float" office:value="31.03" calcext:value-type="float">
            <text:p>31.03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37]-[.A36]" office:value-type="float" office:value="25.5" calcext:value-type="float">
            <text:p>25.5</text:p>
          </table:table-cell>
          <table:table-cell table:formula="of:=SQRT([.B36]^2 + [.B37]^2)" office:value-type="float" office:value="0.283196045170126" calcext:value-type="float">
            <text:p>0.283196045170126</text:p>
          </table:table-cell>
          <table:table-cell table:style-name="ce17" table:formula="of:=([.A37]+[.A36])/2" office:value-type="float" office:value="43.78" calcext:value-type="float">
            <text:p>43.78</text:p>
          </table:table-cell>
          <table:table-cell table:formula="of:=SQRT(1/2*[.B36]*[.B37])" office:value-type="float" office:value="0.141598022585063" calcext:value-type="float">
            <text:p>0.141598022585063</text:p>
          </table:table-cell>
          <table:table-cell table:formula="of:=1/[.C36]" office:value-type="float" office:value="0.0392156862745098" calcext:value-type="float">
            <text:p>0.03921568627451</text:p>
          </table:table-cell>
          <table:table-cell table:formula="of:=SQRT(POWER([.C36];-4) * POWER([.D36];2))" office:value-type="float" office:value="0.00043551871614014" calcext:value-type="float">
            <text:p>0.00043551871614</text:p>
          </table:table-cell>
          <table:table-cell table:formula="of:=LN([.G36])" office:value-type="float" office:value="-3.23867845216438" calcext:value-type="float">
            <text:p>-3.23867845216438</text:p>
          </table:table-cell>
          <table:table-cell table:formula="of:=SQRT(POWER([.C36];-2)* [.D36]^2)" office:value-type="float" office:value="0.0111057272615736" calcext:value-type="float">
            <text:p>0.011105727261574</text:p>
          </table:table-cell>
          <table:table-cell table:number-columns-repeated="6"/>
        </table:table-row>
        <table:table-row table:style-name="ro1">
          <table:table-cell office:value-type="float" office:value="56.53" calcext:value-type="float">
            <text:p>56.53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38]-[.A37]" office:value-type="float" office:value="37.67" calcext:value-type="float">
            <text:p>37.67</text:p>
          </table:table-cell>
          <table:table-cell table:formula="of:=SQRT([.B37]^2 + [.B38]^2)" office:value-type="float" office:value="0.283196045170126" calcext:value-type="float">
            <text:p>0.283196045170126</text:p>
          </table:table-cell>
          <table:table-cell table:style-name="ce17" table:formula="of:=([.A38]+[.A37])/2" office:value-type="float" office:value="75.365" calcext:value-type="float">
            <text:p>75.37</text:p>
          </table:table-cell>
          <table:table-cell table:formula="of:=SQRT(1/2*[.B37]*[.B38])" office:value-type="float" office:value="0.141598022585063" calcext:value-type="float">
            <text:p>0.141598022585063</text:p>
          </table:table-cell>
          <table:table-cell table:formula="of:=1/[.C37]" office:value-type="float" office:value="0.0265463233342182" calcext:value-type="float">
            <text:p>0.026546323334218</text:p>
          </table:table-cell>
          <table:table-cell table:formula="of:=SQRT(POWER([.C37];-4) * POWER([.D37];2))" office:value-type="float" office:value="0.000199570315424954" calcext:value-type="float">
            <text:p>0.000199570315425</text:p>
          </table:table-cell>
          <table:table-cell table:formula="of:=LN([.G37])" office:value-type="float" office:value="-3.62886402170395" calcext:value-type="float">
            <text:p>-3.62886402170395</text:p>
          </table:table-cell>
          <table:table-cell table:formula="of:=SQRT(POWER([.C37];-2)* [.D37]^2)" office:value-type="float" office:value="0.00751781378205803" calcext:value-type="float">
            <text:p>0.007517813782058</text:p>
          </table:table-cell>
          <table:table-cell table:number-columns-repeated="6"/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39]-[.A38]" office:value-type="float" office:value="71.33" calcext:value-type="float">
            <text:p>71.33</text:p>
          </table:table-cell>
          <table:table-cell table:formula="of:=SQRT([.B38]^2 + [.B39]^2)" office:value-type="float" office:value="0.283196045170126" calcext:value-type="float">
            <text:p>0.283196045170126</text:p>
          </table:table-cell>
          <table:table-cell table:formula="of:=([.A39]+[.A38])/2" office:value-type="float" office:value="129.865" calcext:value-type="float">
            <text:p>129.865</text:p>
          </table:table-cell>
          <table:table-cell table:formula="of:=SQRT(1/2*[.B38]*[.B39])" office:value-type="float" office:value="0.141598022585063" calcext:value-type="float">
            <text:p>0.141598022585063</text:p>
          </table:table-cell>
          <table:table-cell table:formula="of:=1/[.C38]" office:value-type="float" office:value="0.0140193466984439" calcext:value-type="float">
            <text:p>0.014019346698444</text:p>
          </table:table-cell>
          <table:table-cell table:formula="of:=SQRT(POWER([.C38];-4) * POWER([.D38];2))" office:value-type="float" office:value="0.0000556599402897541" calcext:value-type="float">
            <text:p>5.56599402897541E-05</text:p>
          </table:table-cell>
          <table:table-cell table:formula="of:=LN([.G38])" office:value-type="float" office:value="-4.26731699628995" calcext:value-type="float">
            <text:p>-4.26731699628995</text:p>
          </table:table-cell>
          <table:table-cell table:formula="of:=SQRT(POWER([.C38];-2)* [.D38]^2)" office:value-type="float" office:value="0.00397022354086816" calcext:value-type="float">
            <text:p>0.003970223540868</text:p>
          </table:table-cell>
          <table:table-cell table:number-columns-repeated="6"/>
        </table:table-row>
        <table:table-row table:style-name="ro1">
          <table:table-cell office:value-type="float" office:value="165.53" calcext:value-type="float">
            <text:p>165.53</text:p>
          </table:table-cell>
          <table:table-cell office:value-type="float" office:value="0.200249843945008" calcext:value-type="float">
            <text:p>0.200249843945008</text:p>
          </table:table-cell>
          <table:table-cell/>
          <table:table-cell table:style-name="ce15"/>
          <table:table-cell/>
          <table:table-cell table:style-name="ce15" table:number-columns-repeated="4"/>
          <table:table-cell table:style-name="ce22"/>
          <table:table-cell table:number-columns-repeated="6"/>
        </table:table-row>
        <table:table-row table:style-name="ro1">
          <table:table-cell table:style-name="ce9" office:value-type="string" calcext:value-type="string" table:number-columns-spanned="10" table:number-rows-spanned="1">
            <text:p>3.0 kV 7 squeeze</text:p>
          </table:table-cell>
          <table:covered-table-cell table:number-columns-repeated="8" table:style-name="ce7"/>
          <table:covered-table-cell table:style-name="ce22"/>
          <table:table-cell table:number-columns-repeated="6"/>
        </table:table-row>
        <table:table-row table:style-name="ro1">
          <table:table-cell table:style-name="ce10" office:value-type="string" calcext:value-type="string">
            <text:p>t</text:p>
          </table:table-cell>
          <table:table-cell office:value-type="string" calcext:value-type="string">
            <text:p>t_sigma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s_sigma</text:p>
          </table:table-cell>
          <table:table-cell office:value-type="string" calcext:value-type="string">
            <text:p>T</text:p>
          </table:table-cell>
          <table:table-cell table:style-name="ce15" office:value-type="string" calcext:value-type="string">
            <text:p>T_sigma</text:p>
          </table:table-cell>
          <table:table-cell table:style-name="ce15" office:value-type="string" calcext:value-type="string">
            <text:p>1/s</text:p>
          </table:table-cell>
          <table:table-cell table:style-name="ce15" office:value-type="string" calcext:value-type="string">
            <text:p>1/s_sigma</text:p>
          </table:table-cell>
          <table:table-cell table:style-name="ce15" office:value-type="string" calcext:value-type="string">
            <text:p>ln(1/s)</text:p>
          </table:table-cell>
          <table:table-cell table:style-name="ce22" office:value-type="string" calcext:value-type="string">
            <text:p>ln(1/s)_sigma</text:p>
          </table:table-cell>
          <table:table-cell table:number-columns-repeated="6"/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43]-[.A42]" office:value-type="float" office:value="17.08" calcext:value-type="float">
            <text:p>17.08</text:p>
          </table:table-cell>
          <table:table-cell table:formula="of:=SQRT([.B42]^2 + [.B43]^2)" office:value-type="float" office:value="0.283196045170126" calcext:value-type="float">
            <text:p>0.283196045170126</text:p>
          </table:table-cell>
          <table:table-cell table:formula="of:=([.A43]+[.A42])/2" office:value-type="float" office:value="23.99" calcext:value-type="float">
            <text:p>23.99</text:p>
          </table:table-cell>
          <table:table-cell table:formula="of:=SQRT(1/2*[.B42]*[.B43])" office:value-type="float" office:value="0.141598022585063" calcext:value-type="float">
            <text:p>0.141598022585063</text:p>
          </table:table-cell>
          <table:table-cell table:formula="of:=1/[.C42]" office:value-type="float" office:value="0.0585480093676815" calcext:value-type="float">
            <text:p>0.058548009367682</text:p>
          </table:table-cell>
          <table:table-cell table:formula="of:=SQRT(POWER([.C42];-4) * POWER([.D42];2))" office:value-type="float" office:value="0.0009707590576997" calcext:value-type="float">
            <text:p>0.0009707590577</text:p>
          </table:table-cell>
          <table:table-cell table:formula="of:=LN([.G42])" office:value-type="float" office:value="-2.83790818836042" calcext:value-type="float">
            <text:p>-2.83790818836042</text:p>
          </table:table-cell>
          <table:table-cell table:formula="of:=SQRT(POWER([.C42];-2)* [.D42]^2)" office:value-type="float" office:value="0.0165805647055109" calcext:value-type="float">
            <text:p>0.016580564705511</text:p>
          </table:table-cell>
          <table:table-cell table:number-columns-repeated="6"/>
        </table:table-row>
        <table:table-row table:style-name="ro1">
          <table:table-cell office:value-type="float" office:value="32.53" calcext:value-type="float">
            <text:p>32.53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44]-[.A43]" office:value-type="float" office:value="20.83" calcext:value-type="float">
            <text:p>20.83</text:p>
          </table:table-cell>
          <table:table-cell table:formula="of:=SQRT([.B43]^2 + [.B44]^2)" office:value-type="float" office:value="0.283196045170126" calcext:value-type="float">
            <text:p>0.283196045170126</text:p>
          </table:table-cell>
          <table:table-cell table:style-name="ce17" table:formula="of:=([.A44]+[.A43])/2" office:value-type="float" office:value="42.945" calcext:value-type="float">
            <text:p>42.95</text:p>
          </table:table-cell>
          <table:table-cell table:formula="of:=SQRT(1/2*[.B43]*[.B44])" office:value-type="float" office:value="0.141598022585063" calcext:value-type="float">
            <text:p>0.141598022585063</text:p>
          </table:table-cell>
          <table:table-cell table:formula="of:=1/[.C43]" office:value-type="float" office:value="0.0480076812289966" calcext:value-type="float">
            <text:p>0.048007681228997</text:p>
          </table:table-cell>
          <table:table-cell table:formula="of:=SQRT(POWER([.C43];-4) * POWER([.D43];2))" office:value-type="float" office:value="0.000652692532973593" calcext:value-type="float">
            <text:p>0.000652692532974</text:p>
          </table:table-cell>
          <table:table-cell table:formula="of:=LN([.G43])" office:value-type="float" office:value="-3.03639425527288" calcext:value-type="float">
            <text:p>-3.03639425527288</text:p>
          </table:table-cell>
          <table:table-cell table:formula="of:=SQRT(POWER([.C43];-2)* [.D43]^2)" office:value-type="float" office:value="0.0135955854618399" calcext:value-type="float">
            <text:p>0.01359558546184</text:p>
          </table:table-cell>
          <table:table-cell table:number-columns-repeated="6"/>
        </table:table-row>
        <table:table-row table:style-name="ro1">
          <table:table-cell office:value-type="float" office:value="53.36" calcext:value-type="float">
            <text:p>53.36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45]-[.A44]" office:value-type="float" office:value="26.76" calcext:value-type="float">
            <text:p>26.76</text:p>
          </table:table-cell>
          <table:table-cell table:formula="of:=SQRT([.B44]^2 + [.B45]^2)" office:value-type="float" office:value="0.283196045170126" calcext:value-type="float">
            <text:p>0.283196045170126</text:p>
          </table:table-cell>
          <table:table-cell table:style-name="ce17" table:formula="of:=([.A45]+[.A44])/2" office:value-type="float" office:value="66.74" calcext:value-type="float">
            <text:p>66.74</text:p>
          </table:table-cell>
          <table:table-cell table:formula="of:=SQRT(1/2*[.B44]*[.B45])" office:value-type="float" office:value="0.141598022585063" calcext:value-type="float">
            <text:p>0.141598022585063</text:p>
          </table:table-cell>
          <table:table-cell table:formula="of:=1/[.C44]" office:value-type="float" office:value="0.0373692077727952" calcext:value-type="float">
            <text:p>0.037369207772795</text:p>
          </table:table-cell>
          <table:table-cell table:formula="of:=SQRT(POWER([.C44];-4) * POWER([.D44];2))" office:value-type="float" office:value="0.000395471294932598" calcext:value-type="float">
            <text:p>0.000395471294933</text:p>
          </table:table-cell>
          <table:table-cell table:formula="of:=LN([.G44])" office:value-type="float" office:value="-3.28690823526003" calcext:value-type="float">
            <text:p>-3.28690823526003</text:p>
          </table:table-cell>
          <table:table-cell table:formula="of:=SQRT(POWER([.C44];-2)* [.D44]^2)" office:value-type="float" office:value="0.0105828118523963" calcext:value-type="float">
            <text:p>0.010582811852396</text:p>
          </table:table-cell>
          <table:table-cell table:number-columns-repeated="6"/>
        </table:table-row>
        <table:table-row table:style-name="ro1">
          <table:table-cell office:value-type="float" office:value="80.12" calcext:value-type="float">
            <text:p>80.12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46]-[.A45]" office:value-type="float" office:value="43.1" calcext:value-type="float">
            <text:p>43.1</text:p>
          </table:table-cell>
          <table:table-cell table:formula="of:=SQRT([.B45]^2 + [.B46]^2)" office:value-type="float" office:value="0.283196045170126" calcext:value-type="float">
            <text:p>0.283196045170126</text:p>
          </table:table-cell>
          <table:table-cell table:formula="of:=([.A46]+[.A45])/2" office:value-type="float" office:value="101.67" calcext:value-type="float">
            <text:p>101.67</text:p>
          </table:table-cell>
          <table:table-cell table:formula="of:=SQRT(1/2*[.B45]*[.B46])" office:value-type="float" office:value="0.141598022585063" calcext:value-type="float">
            <text:p>0.141598022585063</text:p>
          </table:table-cell>
          <table:table-cell table:formula="of:=1/[.C45]" office:value-type="float" office:value="0.0232018561484919" calcext:value-type="float">
            <text:p>0.023201856148492</text:p>
          </table:table-cell>
          <table:table-cell table:formula="of:=SQRT(POWER([.C45];-4) * POWER([.D45];2))" office:value-type="float" office:value="0.000152451830669584" calcext:value-type="float">
            <text:p>0.00015245183067</text:p>
          </table:table-cell>
          <table:table-cell table:formula="of:=LN([.G45])" office:value-type="float" office:value="-3.7635229971097" calcext:value-type="float">
            <text:p>-3.7635229971097</text:p>
          </table:table-cell>
          <table:table-cell table:formula="of:=SQRT(POWER([.C45];-2)* [.D45]^2)" office:value-type="float" office:value="0.00657067390185907" calcext:value-type="float">
            <text:p>0.006570673901859</text:p>
          </table:table-cell>
          <table:table-cell table:number-columns-repeated="6"/>
        </table:table-row>
        <table:table-row table:style-name="ro1">
          <table:table-cell office:value-type="float" office:value="123.22" calcext:value-type="float">
            <text:p>123.22</text:p>
          </table:table-cell>
          <table:table-cell office:value-type="float" office:value="0.200249843945008" calcext:value-type="float">
            <text:p>0.200249843945008</text:p>
          </table:table-cell>
          <table:table-cell/>
          <table:table-cell table:style-name="ce15"/>
          <table:table-cell/>
          <table:table-cell table:style-name="ce15" table:number-columns-repeated="4"/>
          <table:table-cell table:style-name="ce22"/>
          <table:table-cell table:number-columns-repeated="6"/>
        </table:table-row>
        <table:table-row table:style-name="ro1">
          <table:table-cell table:style-name="ce9" office:value-type="string" calcext:value-type="string" table:number-columns-spanned="10" table:number-rows-spanned="1">
            <text:p>3.0 kV 9 squeeze</text:p>
          </table:table-cell>
          <table:covered-table-cell table:number-columns-repeated="8" table:style-name="ce7"/>
          <table:covered-table-cell table:style-name="ce22"/>
          <table:table-cell table:number-columns-repeated="6"/>
        </table:table-row>
        <table:table-row table:style-name="ro1">
          <table:table-cell table:style-name="ce10" office:value-type="string" calcext:value-type="string">
            <text:p>t</text:p>
          </table:table-cell>
          <table:table-cell office:value-type="string" calcext:value-type="string">
            <text:p>t_sigma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s_sigma</text:p>
          </table:table-cell>
          <table:table-cell office:value-type="string" calcext:value-type="string">
            <text:p>T</text:p>
          </table:table-cell>
          <table:table-cell table:style-name="ce15" office:value-type="string" calcext:value-type="string">
            <text:p>T_sigma</text:p>
          </table:table-cell>
          <table:table-cell table:style-name="ce15" office:value-type="string" calcext:value-type="string">
            <text:p>1/s</text:p>
          </table:table-cell>
          <table:table-cell table:style-name="ce15" office:value-type="string" calcext:value-type="string">
            <text:p>1/s_sigma</text:p>
          </table:table-cell>
          <table:table-cell table:style-name="ce15" office:value-type="string" calcext:value-type="string">
            <text:p>ln(1/s)</text:p>
          </table:table-cell>
          <table:table-cell table:style-name="ce22" office:value-type="string" calcext:value-type="string">
            <text:p>ln(1/s)_sigma</text:p>
          </table:table-cell>
          <table:table-cell table:number-columns-repeated="6"/>
        </table:table-row>
        <table:table-row table:style-name="ro1">
          <table:table-cell office:value-type="float" office:value="17.57" calcext:value-type="float">
            <text:p>17.57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50]-[.A49]" office:value-type="float" office:value="17.16" calcext:value-type="float">
            <text:p>17.16</text:p>
          </table:table-cell>
          <table:table-cell table:formula="of:=SQRT([.B49]^2 + [.B50]^2)" office:value-type="float" office:value="0.283196045170126" calcext:value-type="float">
            <text:p>0.283196045170126</text:p>
          </table:table-cell>
          <table:table-cell table:formula="of:=([.A50]+[.A49])/2" office:value-type="float" office:value="26.15" calcext:value-type="float">
            <text:p>26.15</text:p>
          </table:table-cell>
          <table:table-cell table:formula="of:=SQRT(1/2*[.B49]*[.B50])" office:value-type="float" office:value="0.141598022585063" calcext:value-type="float">
            <text:p>0.141598022585063</text:p>
          </table:table-cell>
          <table:table-cell table:formula="of:=1/[.C49]" office:value-type="float" office:value="0.0582750582750583" calcext:value-type="float">
            <text:p>0.058275058275058</text:p>
          </table:table-cell>
          <table:table-cell table:formula="of:=SQRT(POWER([.C49];-4) * POWER([.D49];2))" office:value-type="float" office:value="0.000961728789950765" calcext:value-type="float">
            <text:p>0.000961728789951</text:p>
          </table:table-cell>
          <table:table-cell table:formula="of:=LN([.G49])" office:value-type="float" office:value="-2.84258109405982" calcext:value-type="float">
            <text:p>-2.84258109405982</text:p>
          </table:table-cell>
          <table:table-cell table:formula="of:=SQRT(POWER([.C49];-2)* [.D49]^2)" office:value-type="float" office:value="0.0165032660355551" calcext:value-type="float">
            <text:p>0.016503266035555</text:p>
          </table:table-cell>
          <table:table-cell table:number-columns-repeated="6"/>
        </table:table-row>
        <table:table-row table:style-name="ro1">
          <table:table-cell office:value-type="float" office:value="34.73" calcext:value-type="float">
            <text:p>34.73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51]-[.A50]" office:value-type="float" office:value="21.66" calcext:value-type="float">
            <text:p>21.66</text:p>
          </table:table-cell>
          <table:table-cell table:formula="of:=SQRT([.B50]^2 + [.B51]^2)" office:value-type="float" office:value="0.283196045170126" calcext:value-type="float">
            <text:p>0.283196045170126</text:p>
          </table:table-cell>
          <table:table-cell table:style-name="ce17" table:formula="of:=([.A51]+[.A50])/2" office:value-type="float" office:value="45.56" calcext:value-type="float">
            <text:p>45.56</text:p>
          </table:table-cell>
          <table:table-cell table:formula="of:=SQRT(1/2*[.B50]*[.B51])" office:value-type="float" office:value="0.141598022585063" calcext:value-type="float">
            <text:p>0.141598022585063</text:p>
          </table:table-cell>
          <table:table-cell table:formula="of:=1/[.C50]" office:value-type="float" office:value="0.0461680517082179" calcext:value-type="float">
            <text:p>0.046168051708218</text:p>
          </table:table-cell>
          <table:table-cell table:formula="of:=SQRT(POWER([.C50];-4) * POWER([.D50];2))" office:value-type="float" office:value="0.000603629254708088" calcext:value-type="float">
            <text:p>0.000603629254708</text:p>
          </table:table-cell>
          <table:table-cell table:formula="of:=LN([.G50])" office:value-type="float" office:value="-3.07546724157284" calcext:value-type="float">
            <text:p>-3.07546724157284</text:p>
          </table:table-cell>
          <table:table-cell table:formula="of:=SQRT(POWER([.C50];-2)* [.D50]^2)" office:value-type="float" office:value="0.0130746096569772" calcext:value-type="float">
            <text:p>0.013074609656977</text:p>
          </table:table-cell>
          <table:table-cell table:number-columns-repeated="6"/>
        </table:table-row>
        <table:table-row table:style-name="ro1">
          <table:table-cell office:value-type="float" office:value="56.39" calcext:value-type="float">
            <text:p>56.39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52]-[.A51]" office:value-type="float" office:value="30.41" calcext:value-type="float">
            <text:p>30.41</text:p>
          </table:table-cell>
          <table:table-cell table:formula="of:=SQRT([.B51]^2 + [.B52]^2)" office:value-type="float" office:value="0.283196045170126" calcext:value-type="float">
            <text:p>0.283196045170126</text:p>
          </table:table-cell>
          <table:table-cell table:style-name="ce17" table:formula="of:=([.A52]+[.A51])/2" office:value-type="float" office:value="71.595" calcext:value-type="float">
            <text:p>71.60</text:p>
          </table:table-cell>
          <table:table-cell table:formula="of:=SQRT(1/2*[.B51]*[.B52])" office:value-type="float" office:value="0.141598022585063" calcext:value-type="float">
            <text:p>0.141598022585063</text:p>
          </table:table-cell>
          <table:table-cell table:formula="of:=1/[.C51]" office:value-type="float" office:value="0.0328839197632358" calcext:value-type="float">
            <text:p>0.032883919763236</text:p>
          </table:table-cell>
          <table:table-cell table:formula="of:=SQRT(POWER([.C51];-4) * POWER([.D51];2))" office:value-type="float" office:value="0.000306234660527462" calcext:value-type="float">
            <text:p>0.000306234660527</text:p>
          </table:table-cell>
          <table:table-cell table:formula="of:=LN([.G51])" office:value-type="float" office:value="-3.41477150168927" calcext:value-type="float">
            <text:p>-3.41477150168927</text:p>
          </table:table-cell>
          <table:table-cell table:formula="of:=SQRT(POWER([.C51];-2)* [.D51]^2)" office:value-type="float" office:value="0.00931259602664012" calcext:value-type="float">
            <text:p>0.00931259602664</text:p>
          </table:table-cell>
          <table:table-cell table:number-columns-repeated="6"/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53]-[.A52]" office:value-type="float" office:value="48.92" calcext:value-type="float">
            <text:p>48.92</text:p>
          </table:table-cell>
          <table:table-cell table:formula="of:=SQRT([.B52]^2 + [.B53]^2)" office:value-type="float" office:value="0.283196045170126" calcext:value-type="float">
            <text:p>0.283196045170126</text:p>
          </table:table-cell>
          <table:table-cell table:formula="of:=([.A53]+[.A52])/2" office:value-type="float" office:value="111.26" calcext:value-type="float">
            <text:p>111.26</text:p>
          </table:table-cell>
          <table:table-cell table:formula="of:=SQRT(1/2*[.B52]*[.B53])" office:value-type="float" office:value="0.141598022585063" calcext:value-type="float">
            <text:p>0.141598022585063</text:p>
          </table:table-cell>
          <table:table-cell table:formula="of:=1/[.C52]" office:value-type="float" office:value="0.0204415372035977" calcext:value-type="float">
            <text:p>0.020441537203598</text:p>
          </table:table-cell>
          <table:table-cell table:formula="of:=SQRT(POWER([.C52];-4) * POWER([.D52];2))" office:value-type="float" office:value="0.000118335292176142" calcext:value-type="float">
            <text:p>0.000118335292176</text:p>
          </table:table-cell>
          <table:table-cell table:formula="of:=LN([.G52])" office:value-type="float" office:value="-3.89018631081897" calcext:value-type="float">
            <text:p>-3.89018631081897</text:p>
          </table:table-cell>
          <table:table-cell table:formula="of:=SQRT(POWER([.C52];-2)* [.D52]^2)" office:value-type="float" office:value="0.00578896249325687" calcext:value-type="float">
            <text:p>0.005788962493257</text:p>
          </table:table-cell>
          <table:table-cell table:number-columns-repeated="6"/>
        </table:table-row>
        <table:table-row table:style-name="ro1">
          <table:table-cell office:value-type="float" office:value="135.72" calcext:value-type="float">
            <text:p>135.72</text:p>
          </table:table-cell>
          <table:table-cell office:value-type="float" office:value="0.200249843945008" calcext:value-type="float">
            <text:p>0.200249843945008</text:p>
          </table:table-cell>
          <table:table-cell/>
          <table:table-cell table:style-name="ce15"/>
          <table:table-cell/>
          <table:table-cell table:style-name="ce15" table:number-columns-repeated="4"/>
          <table:table-cell table:style-name="ce22"/>
          <table:table-cell table:number-columns-repeated="6"/>
        </table:table-row>
        <table:table-row table:style-name="ro1">
          <table:table-cell table:style-name="ce9" office:value-type="string" calcext:value-type="string" table:number-columns-spanned="10" table:number-rows-spanned="1">
            <text:p>3.0 kV 11 squeeze</text:p>
          </table:table-cell>
          <table:covered-table-cell table:number-columns-repeated="8" table:style-name="ce7"/>
          <table:covered-table-cell table:style-name="ce22"/>
          <table:table-cell table:number-columns-repeated="6"/>
        </table:table-row>
        <table:table-row table:style-name="ro1">
          <table:table-cell table:style-name="ce10" office:value-type="string" calcext:value-type="string">
            <text:p>t</text:p>
          </table:table-cell>
          <table:table-cell office:value-type="string" calcext:value-type="string">
            <text:p>t_sigma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s_sigma</text:p>
          </table:table-cell>
          <table:table-cell office:value-type="string" calcext:value-type="string">
            <text:p>T</text:p>
          </table:table-cell>
          <table:table-cell table:style-name="ce15" office:value-type="string" calcext:value-type="string">
            <text:p>T_sigma</text:p>
          </table:table-cell>
          <table:table-cell table:style-name="ce15" office:value-type="string" calcext:value-type="string">
            <text:p>1/s</text:p>
          </table:table-cell>
          <table:table-cell table:style-name="ce15" office:value-type="string" calcext:value-type="string">
            <text:p>1/s_sigma</text:p>
          </table:table-cell>
          <table:table-cell table:style-name="ce15" office:value-type="string" calcext:value-type="string">
            <text:p>ln(1/s)</text:p>
          </table:table-cell>
          <table:table-cell table:style-name="ce22" office:value-type="string" calcext:value-type="string">
            <text:p>ln(1/s)_sigma</text:p>
          </table:table-cell>
          <table:table-cell table:number-columns-repeated="6"/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57]-[.A56]" office:value-type="float" office:value="15.92" calcext:value-type="float">
            <text:p>15.92</text:p>
          </table:table-cell>
          <table:table-cell table:formula="of:=SQRT([.B56]^2 + [.B57]^2)" office:value-type="float" office:value="0.283196045170126" calcext:value-type="float">
            <text:p>0.283196045170126</text:p>
          </table:table-cell>
          <table:table-cell table:formula="of:=([.A57]+[.A56])/2" office:value-type="float" office:value="18.64" calcext:value-type="float">
            <text:p>18.64</text:p>
          </table:table-cell>
          <table:table-cell table:formula="of:=SQRT(1/2*[.B56]*[.B57])" office:value-type="float" office:value="0.141598022585063" calcext:value-type="float">
            <text:p>0.141598022585063</text:p>
          </table:table-cell>
          <table:table-cell table:formula="of:=1/[.C56]" office:value-type="float" office:value="0.0628140703517588" calcext:value-type="float">
            <text:p>0.062814070351759</text:p>
          </table:table-cell>
          <table:table-cell table:formula="of:=SQRT(POWER([.C56];-4) * POWER([.D56];2))" office:value-type="float" office:value="0.00111738042114674" calcext:value-type="float">
            <text:p>0.001117380421147</text:p>
          </table:table-cell>
          <table:table-cell table:formula="of:=LN([.G56])" office:value-type="float" office:value="-2.76757618041624" calcext:value-type="float">
            <text:p>-2.76757618041624</text:p>
          </table:table-cell>
          <table:table-cell table:formula="of:=SQRT(POWER([.C56];-2)* [.D56]^2)" office:value-type="float" office:value="0.0177886963046562" calcext:value-type="float">
            <text:p>0.017788696304656</text:p>
          </table:table-cell>
          <table:table-cell table:number-columns-repeated="6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58]-[.A57]" office:value-type="float" office:value="19.46" calcext:value-type="float">
            <text:p>19.46</text:p>
          </table:table-cell>
          <table:table-cell table:formula="of:=SQRT([.B57]^2 + [.B58]^2)" office:value-type="float" office:value="0.283196045170126" calcext:value-type="float">
            <text:p>0.283196045170126</text:p>
          </table:table-cell>
          <table:table-cell table:style-name="ce17" table:formula="of:=([.A58]+[.A57])/2" office:value-type="float" office:value="36.33" calcext:value-type="float">
            <text:p>36.33</text:p>
          </table:table-cell>
          <table:table-cell table:formula="of:=SQRT(1/2*[.B57]*[.B58])" office:value-type="float" office:value="0.141598022585063" calcext:value-type="float">
            <text:p>0.141598022585063</text:p>
          </table:table-cell>
          <table:table-cell table:formula="of:=1/[.C57]" office:value-type="float" office:value="0.0513874614594039" calcext:value-type="float">
            <text:p>0.051387461459404</text:p>
          </table:table-cell>
          <table:table-cell table:formula="of:=SQRT(POWER([.C57];-4) * POWER([.D57];2))" office:value-type="float" office:value="0.000747827639087125" calcext:value-type="float">
            <text:p>0.000747827639087</text:p>
          </table:table-cell>
          <table:table-cell table:formula="of:=LN([.G57])" office:value-type="float" office:value="-2.96836107675786" calcext:value-type="float">
            <text:p>-2.96836107675786</text:p>
          </table:table-cell>
          <table:table-cell table:formula="of:=SQRT(POWER([.C57];-2)* [.D57]^2)" office:value-type="float" office:value="0.0145527258566355" calcext:value-type="float">
            <text:p>0.014552725856636</text:p>
          </table:table-cell>
          <table:table-cell table:number-columns-repeated="6"/>
        </table:table-row>
        <table:table-row table:style-name="ro1">
          <table:table-cell office:value-type="float" office:value="46.06" calcext:value-type="float">
            <text:p>46.06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59]-[.A58]" office:value-type="float" office:value="26.88" calcext:value-type="float">
            <text:p>26.88</text:p>
          </table:table-cell>
          <table:table-cell table:formula="of:=SQRT([.B58]^2 + [.B59]^2)" office:value-type="float" office:value="0.283196045170126" calcext:value-type="float">
            <text:p>0.283196045170126</text:p>
          </table:table-cell>
          <table:table-cell table:style-name="ce17" table:formula="of:=([.A59]+[.A58])/2" office:value-type="float" office:value="59.5" calcext:value-type="float">
            <text:p>59.50</text:p>
          </table:table-cell>
          <table:table-cell table:formula="of:=SQRT(1/2*[.B58]*[.B59])" office:value-type="float" office:value="0.141598022585063" calcext:value-type="float">
            <text:p>0.141598022585063</text:p>
          </table:table-cell>
          <table:table-cell table:formula="of:=1/[.C58]" office:value-type="float" office:value="0.037202380952381" calcext:value-type="float">
            <text:p>0.037202380952381</text:p>
          </table:table-cell>
          <table:table-cell table:formula="of:=SQRT(POWER([.C58];-4) * POWER([.D58];2))" office:value-type="float" office:value="0.00039194818291022" calcext:value-type="float">
            <text:p>0.00039194818291</text:p>
          </table:table-cell>
          <table:table-cell table:formula="of:=LN([.G58])" office:value-type="float" office:value="-3.29138251565495" calcext:value-type="float">
            <text:p>-3.29138251565495</text:p>
          </table:table-cell>
          <table:table-cell table:formula="of:=SQRT(POWER([.C58];-2)* [.D58]^2)" office:value-type="float" office:value="0.0105355671566267" calcext:value-type="float">
            <text:p>0.010535567156627</text:p>
          </table:table-cell>
          <table:table-cell table:number-columns-repeated="6"/>
        </table:table-row>
        <table:table-row table:style-name="ro1">
          <table:table-cell office:value-type="float" office:value="72.94" calcext:value-type="float">
            <text:p>72.94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60]-[.A59]" office:value-type="float" office:value="38.58" calcext:value-type="float">
            <text:p>38.58</text:p>
          </table:table-cell>
          <table:table-cell table:formula="of:=SQRT([.B59]^2 + [.B60]^2)" office:value-type="float" office:value="0.283196045170126" calcext:value-type="float">
            <text:p>0.283196045170126</text:p>
          </table:table-cell>
          <table:table-cell table:formula="of:=([.A60]+[.A59])/2" office:value-type="float" office:value="92.23" calcext:value-type="float">
            <text:p>92.23</text:p>
          </table:table-cell>
          <table:table-cell table:formula="of:=SQRT(1/2*[.B59]*[.B60])" office:value-type="float" office:value="0.141598022585063" calcext:value-type="float">
            <text:p>0.141598022585063</text:p>
          </table:table-cell>
          <table:table-cell table:formula="of:=1/[.C59]" office:value-type="float" office:value="0.0259201658890617" calcext:value-type="float">
            <text:p>0.025920165889062</text:p>
          </table:table-cell>
          <table:table-cell table:formula="of:=SQRT(POWER([.C59];-4) * POWER([.D59];2))" office:value-type="float" office:value="0.000190266678847482" calcext:value-type="float">
            <text:p>0.000190266678847</text:p>
          </table:table-cell>
          <table:table-cell table:formula="of:=LN([.G59])" office:value-type="float" office:value="-3.65273400747758" calcext:value-type="float">
            <text:p>-3.65273400747758</text:p>
          </table:table-cell>
          <table:table-cell table:formula="of:=SQRT(POWER([.C59];-2)* [.D59]^2)" office:value-type="float" office:value="0.00734048846993587" calcext:value-type="float">
            <text:p>0.007340488469936</text:p>
          </table:table-cell>
          <table:table-cell table:number-columns-repeated="6"/>
        </table:table-row>
        <table:table-row table:style-name="ro1">
          <table:table-cell office:value-type="float" office:value="111.52" calcext:value-type="float">
            <text:p>111.52</text:p>
          </table:table-cell>
          <table:table-cell office:value-type="float" office:value="0.200249843945008" calcext:value-type="float">
            <text:p>0.200249843945008</text:p>
          </table:table-cell>
          <table:table-cell/>
          <table:table-cell table:style-name="ce15"/>
          <table:table-cell/>
          <table:table-cell table:style-name="ce15" table:number-columns-repeated="4"/>
          <table:table-cell table:style-name="ce22"/>
          <table:table-cell table:number-columns-repeated="6"/>
        </table:table-row>
        <table:table-row table:style-name="ro1" table:number-rows-repeated="4"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ce9" office:value-type="string" calcext:value-type="string" table:number-columns-spanned="10" table:number-rows-spanned="1">
            <text:p>3.5 kV 5 squeeze</text:p>
          </table:table-cell>
          <table:covered-table-cell table:number-columns-repeated="8" table:style-name="ce7"/>
          <table:covered-table-cell table:style-name="ce22"/>
          <table:table-cell table:number-columns-repeated="6"/>
        </table:table-row>
        <table:table-row table:style-name="ro1">
          <table:table-cell table:style-name="ce10" office:value-type="string" calcext:value-type="string">
            <text:p>t</text:p>
          </table:table-cell>
          <table:table-cell office:value-type="string" calcext:value-type="string">
            <text:p>t_sigma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s_sigma</text:p>
          </table:table-cell>
          <table:table-cell office:value-type="string" calcext:value-type="string">
            <text:p>T</text:p>
          </table:table-cell>
          <table:table-cell table:style-name="ce15" office:value-type="string" calcext:value-type="string">
            <text:p>T_sigma</text:p>
          </table:table-cell>
          <table:table-cell table:style-name="ce15" office:value-type="string" calcext:value-type="string">
            <text:p>1/s</text:p>
          </table:table-cell>
          <table:table-cell table:style-name="ce15" office:value-type="string" calcext:value-type="string">
            <text:p>1/s_sigma</text:p>
          </table:table-cell>
          <table:table-cell table:style-name="ce15" office:value-type="string" calcext:value-type="string">
            <text:p>ln(1/s)</text:p>
          </table:table-cell>
          <table:table-cell table:style-name="ce22" office:value-type="string" calcext:value-type="string">
            <text:p>ln(1/s)_sigma</text:p>
          </table:table-cell>
          <table:table-cell table:number-columns-repeated="6"/>
        </table:table-row>
        <table:table-row table:style-name="ro1">
          <table:table-cell table:style-name="ce14" office:value-type="float" office:value="19.9" calcext:value-type="float">
            <text:p>19.9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68]-[.A67]" office:value-type="float" office:value="20.2" calcext:value-type="float">
            <text:p>20.2</text:p>
          </table:table-cell>
          <table:table-cell table:formula="of:=SQRT([.B67]^2 + [.B68]^2)" office:value-type="float" office:value="0.283196045170126" calcext:value-type="float">
            <text:p>0.283196045170126</text:p>
          </table:table-cell>
          <table:table-cell table:formula="of:=([.A68]+[.A67])/2" office:value-type="float" office:value="30" calcext:value-type="float">
            <text:p>30</text:p>
          </table:table-cell>
          <table:table-cell table:formula="of:=SQRT(1/2*[.B67]*[.B68])" office:value-type="float" office:value="0.141598022585063" calcext:value-type="float">
            <text:p>0.141598022585063</text:p>
          </table:table-cell>
          <table:table-cell table:formula="of:=1/[.C67]" office:value-type="float" office:value="0.0495049504950495" calcext:value-type="float">
            <text:p>0.04950495049505</text:p>
          </table:table-cell>
          <table:table-cell table:formula="of:=SQRT(POWER([.C67];-4) * POWER([.D67];2))" office:value-type="float" office:value="0.000694039910719846" calcext:value-type="float">
            <text:p>0.00069403991072</text:p>
          </table:table-cell>
          <table:table-cell table:formula="of:=LN([.G67])" office:value-type="float" office:value="-3.00568260440716" calcext:value-type="float">
            <text:p>-3.00568260440716</text:p>
          </table:table-cell>
          <table:table-cell table:formula="of:=SQRT(POWER([.C67];-2)* [.D67]^2)" office:value-type="float" office:value="0.0140196061965409" calcext:value-type="float">
            <text:p>0.014019606196541</text:p>
          </table:table-cell>
          <table:table-cell table:number-columns-repeated="6"/>
        </table:table-row>
        <table:table-row table:style-name="ro1">
          <table:table-cell table:style-name="ce14" office:value-type="float" office:value="40.1" calcext:value-type="float">
            <text:p>40.1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69]-[.A68]" office:value-type="float" office:value="26.63" calcext:value-type="float">
            <text:p>26.63</text:p>
          </table:table-cell>
          <table:table-cell table:formula="of:=SQRT([.B68]^2 + [.B69]^2)" office:value-type="float" office:value="0.283196045170126" calcext:value-type="float">
            <text:p>0.283196045170126</text:p>
          </table:table-cell>
          <table:table-cell table:style-name="ce17" table:formula="of:=([.A69]+[.A68])/2" office:value-type="float" office:value="53.415" calcext:value-type="float">
            <text:p>53.42</text:p>
          </table:table-cell>
          <table:table-cell table:formula="of:=SQRT(1/2*[.B68]*[.B69])" office:value-type="float" office:value="0.141598022585063" calcext:value-type="float">
            <text:p>0.141598022585063</text:p>
          </table:table-cell>
          <table:table-cell table:formula="of:=1/[.C68]" office:value-type="float" office:value="0.0375516334960571" calcext:value-type="float">
            <text:p>0.037551633496057</text:p>
          </table:table-cell>
          <table:table-cell table:formula="of:=SQRT(POWER([.C68];-4) * POWER([.D68];2))" office:value-type="float" office:value="0.000399341873667345" calcext:value-type="float">
            <text:p>0.000399341873667</text:p>
          </table:table-cell>
          <table:table-cell table:formula="of:=LN([.G68])" office:value-type="float" office:value="-3.28203839982584" calcext:value-type="float">
            <text:p>-3.28203839982584</text:p>
          </table:table-cell>
          <table:table-cell table:formula="of:=SQRT(POWER([.C68];-2)* [.D68]^2)" office:value-type="float" office:value="0.0106344740957614" calcext:value-type="float">
            <text:p>0.010634474095761</text:p>
          </table:table-cell>
          <table:table-cell table:number-columns-repeated="6"/>
        </table:table-row>
        <table:table-row table:style-name="ro1">
          <table:table-cell table:style-name="ce14" office:value-type="float" office:value="66.73" calcext:value-type="float">
            <text:p>66.73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70]-[.A69]" office:value-type="float" office:value="42.35" calcext:value-type="float">
            <text:p>42.35</text:p>
          </table:table-cell>
          <table:table-cell table:formula="of:=SQRT([.B69]^2 + [.B70]^2)" office:value-type="float" office:value="0.283196045170126" calcext:value-type="float">
            <text:p>0.283196045170126</text:p>
          </table:table-cell>
          <table:table-cell table:style-name="ce17" table:formula="of:=([.A70]+[.A69])/2" office:value-type="float" office:value="87.905" calcext:value-type="float">
            <text:p>87.91</text:p>
          </table:table-cell>
          <table:table-cell table:formula="of:=SQRT(1/2*[.B69]*[.B70])" office:value-type="float" office:value="0.141598022585063" calcext:value-type="float">
            <text:p>0.141598022585063</text:p>
          </table:table-cell>
          <table:table-cell table:formula="of:=1/[.C69]" office:value-type="float" office:value="0.0236127508854782" calcext:value-type="float">
            <text:p>0.023612750885478</text:p>
          </table:table-cell>
          <table:table-cell table:formula="of:=SQRT(POWER([.C69];-4) * POWER([.D69];2))" office:value-type="float" office:value="0.000157899354577445" calcext:value-type="float">
            <text:p>0.000157899354577</text:p>
          </table:table-cell>
          <table:table-cell table:formula="of:=LN([.G69])" office:value-type="float" office:value="-3.74596842109806" calcext:value-type="float">
            <text:p>-3.74596842109806</text:p>
          </table:table-cell>
          <table:table-cell table:formula="of:=SQRT(POWER([.C69];-2)* [.D69]^2)" office:value-type="float" office:value="0.00668703766635481" calcext:value-type="float">
            <text:p>0.006687037666355</text:p>
          </table:table-cell>
          <table:table-cell table:number-columns-repeated="6"/>
        </table:table-row>
        <table:table-row table:style-name="ro1">
          <table:table-cell table:style-name="ce14" office:value-type="float" office:value="109.08" calcext:value-type="float">
            <text:p>109.08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71]-[.A70]" office:value-type="float" office:value="77.33" calcext:value-type="float">
            <text:p>77.33</text:p>
          </table:table-cell>
          <table:table-cell table:formula="of:=SQRT([.B70]^2 + [.B71]^2)" office:value-type="float" office:value="0.283196045170126" calcext:value-type="float">
            <text:p>0.283196045170126</text:p>
          </table:table-cell>
          <table:table-cell table:formula="of:=([.A71]+[.A70])/2" office:value-type="float" office:value="147.745" calcext:value-type="float">
            <text:p>147.745</text:p>
          </table:table-cell>
          <table:table-cell table:formula="of:=SQRT(1/2*[.B70]*[.B71])" office:value-type="float" office:value="0.141598022585063" calcext:value-type="float">
            <text:p>0.141598022585063</text:p>
          </table:table-cell>
          <table:table-cell table:formula="of:=1/[.C70]" office:value-type="float" office:value="0.0129315918789603" calcext:value-type="float">
            <text:p>0.01293159187896</text:p>
          </table:table-cell>
          <table:table-cell table:formula="of:=SQRT(POWER([.C70];-4) * POWER([.D70];2))" office:value-type="float" office:value="0.000047357761255343" calcext:value-type="float">
            <text:p>4.7357761255343E-05</text:p>
          </table:table-cell>
          <table:table-cell table:formula="of:=LN([.G70])" office:value-type="float" office:value="-4.34808197862094" calcext:value-type="float">
            <text:p>-4.34808197862094</text:p>
          </table:table-cell>
          <table:table-cell table:formula="of:=SQRT(POWER([.C70];-2)* [.D70]^2)" office:value-type="float" office:value="0.00366217567787568" calcext:value-type="float">
            <text:p>0.003662175677876</text:p>
          </table:table-cell>
          <table:table-cell table:number-columns-repeated="6"/>
        </table:table-row>
        <table:table-row table:style-name="ro1">
          <table:table-cell table:style-name="ce14" office:value-type="float" office:value="186.41" calcext:value-type="float">
            <text:p>186.41</text:p>
          </table:table-cell>
          <table:table-cell office:value-type="float" office:value="0.200249843945008" calcext:value-type="float">
            <text:p>0.200249843945008</text:p>
          </table:table-cell>
          <table:table-cell/>
          <table:table-cell table:style-name="ce15"/>
          <table:table-cell/>
          <table:table-cell table:style-name="ce15" table:number-columns-repeated="4"/>
          <table:table-cell table:style-name="ce22"/>
          <table:table-cell table:number-columns-repeated="6"/>
        </table:table-row>
        <table:table-row table:style-name="ro1">
          <table:table-cell table:style-name="ce9" office:value-type="string" calcext:value-type="string" table:number-columns-spanned="10" table:number-rows-spanned="1">
            <text:p>3.5 kV 7 squeeze</text:p>
          </table:table-cell>
          <table:covered-table-cell table:number-columns-repeated="8" table:style-name="ce7"/>
          <table:covered-table-cell table:style-name="ce22"/>
          <table:table-cell table:number-columns-repeated="6"/>
        </table:table-row>
        <table:table-row table:style-name="ro1">
          <table:table-cell table:style-name="ce10" office:value-type="string" calcext:value-type="string">
            <text:p>t</text:p>
          </table:table-cell>
          <table:table-cell office:value-type="string" calcext:value-type="string">
            <text:p>t_sigma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s_sigma</text:p>
          </table:table-cell>
          <table:table-cell office:value-type="string" calcext:value-type="string">
            <text:p>T</text:p>
          </table:table-cell>
          <table:table-cell table:style-name="ce15" office:value-type="string" calcext:value-type="string">
            <text:p>T_sigma</text:p>
          </table:table-cell>
          <table:table-cell table:style-name="ce15" office:value-type="string" calcext:value-type="string">
            <text:p>1/s</text:p>
          </table:table-cell>
          <table:table-cell table:style-name="ce15" office:value-type="string" calcext:value-type="string">
            <text:p>1/s_sigma</text:p>
          </table:table-cell>
          <table:table-cell table:style-name="ce15" office:value-type="string" calcext:value-type="string">
            <text:p>ln(1/s)</text:p>
          </table:table-cell>
          <table:table-cell table:style-name="ce22" office:value-type="string" calcext:value-type="string">
            <text:p>ln(1/s)_sigma</text:p>
          </table:table-cell>
          <table:table-cell table:number-columns-repeated="6"/>
        </table:table-row>
        <table:table-row table:style-name="ro1">
          <table:table-cell table:style-name="ce14" office:value-type="float" office:value="22.47" calcext:value-type="float">
            <text:p>22.47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75]-[.A74]" office:value-type="float" office:value="21.87" calcext:value-type="float">
            <text:p>21.87</text:p>
          </table:table-cell>
          <table:table-cell table:formula="of:=SQRT([.B74]^2 + [.B75]^2)" office:value-type="float" office:value="0.283196045170126" calcext:value-type="float">
            <text:p>0.283196045170126</text:p>
          </table:table-cell>
          <table:table-cell table:formula="of:=([.A75]+[.A74])/2" office:value-type="float" office:value="33.405" calcext:value-type="float">
            <text:p>33.405</text:p>
          </table:table-cell>
          <table:table-cell table:formula="of:=SQRT(1/2*[.B74]*[.B75])" office:value-type="float" office:value="0.141598022585063" calcext:value-type="float">
            <text:p>0.141598022585063</text:p>
          </table:table-cell>
          <table:table-cell table:formula="of:=1/[.C74]" office:value-type="float" office:value="0.0457247370827618" calcext:value-type="float">
            <text:p>0.045724737082762</text:p>
          </table:table-cell>
          <table:table-cell table:formula="of:=SQRT(POWER([.C74];-4) * POWER([.D74];2))" office:value-type="float" office:value="0.000592092579253861" calcext:value-type="float">
            <text:p>0.000592092579254</text:p>
          </table:table-cell>
          <table:table-cell table:formula="of:=LN([.G74])" office:value-type="float" office:value="-3.08511583468868" calcext:value-type="float">
            <text:p>-3.08511583468868</text:p>
          </table:table-cell>
          <table:table-cell table:formula="of:=SQRT(POWER([.C74];-2)* [.D74]^2)" office:value-type="float" office:value="0.0129490647082819" calcext:value-type="float">
            <text:p>0.012949064708282</text:p>
          </table:table-cell>
          <table:table-cell table:number-columns-repeated="6"/>
        </table:table-row>
        <table:table-row table:style-name="ro1">
          <table:table-cell table:style-name="ce14" office:value-type="float" office:value="44.34" calcext:value-type="float">
            <text:p>44.34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76]-[.A75]" office:value-type="float" office:value="27.15" calcext:value-type="float">
            <text:p>27.15</text:p>
          </table:table-cell>
          <table:table-cell table:formula="of:=SQRT([.B75]^2 + [.B76]^2)" office:value-type="float" office:value="0.283196045170126" calcext:value-type="float">
            <text:p>0.283196045170126</text:p>
          </table:table-cell>
          <table:table-cell table:style-name="ce17" table:formula="of:=([.A76]+[.A75])/2" office:value-type="float" office:value="57.915" calcext:value-type="float">
            <text:p>57.92</text:p>
          </table:table-cell>
          <table:table-cell table:formula="of:=SQRT(1/2*[.B75]*[.B76])" office:value-type="float" office:value="0.141598022585063" calcext:value-type="float">
            <text:p>0.141598022585063</text:p>
          </table:table-cell>
          <table:table-cell table:formula="of:=1/[.C75]" office:value-type="float" office:value="0.0368324125230203" calcext:value-type="float">
            <text:p>0.03683241252302</text:p>
          </table:table-cell>
          <table:table-cell table:formula="of:=SQRT(POWER([.C75];-4) * POWER([.D75];2))" office:value-type="float" office:value="0.00038419129136626" calcext:value-type="float">
            <text:p>0.000384191291366</text:p>
          </table:table-cell>
          <table:table-cell table:formula="of:=LN([.G75])" office:value-type="float" office:value="-3.30137704637994" calcext:value-type="float">
            <text:p>-3.30137704637994</text:p>
          </table:table-cell>
          <table:table-cell table:formula="of:=SQRT(POWER([.C75];-2)* [.D75]^2)" office:value-type="float" office:value="0.010430793560594" calcext:value-type="float">
            <text:p>0.010430793560594</text:p>
          </table:table-cell>
          <table:table-cell table:number-columns-repeated="6"/>
        </table:table-row>
        <table:table-row table:style-name="ro1">
          <table:table-cell table:style-name="ce14" office:value-type="float" office:value="71.49" calcext:value-type="float">
            <text:p>71.49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77]-[.A76]" office:value-type="float" office:value="44.16" calcext:value-type="float">
            <text:p>44.16</text:p>
          </table:table-cell>
          <table:table-cell table:formula="of:=SQRT([.B76]^2 + [.B77]^2)" office:value-type="float" office:value="0.283196045170126" calcext:value-type="float">
            <text:p>0.283196045170126</text:p>
          </table:table-cell>
          <table:table-cell table:style-name="ce17" table:formula="of:=([.A77]+[.A76])/2" office:value-type="float" office:value="93.57" calcext:value-type="float">
            <text:p>93.57</text:p>
          </table:table-cell>
          <table:table-cell table:formula="of:=SQRT(1/2*[.B76]*[.B77])" office:value-type="float" office:value="0.141598022585063" calcext:value-type="float">
            <text:p>0.141598022585063</text:p>
          </table:table-cell>
          <table:table-cell table:formula="of:=1/[.C76]" office:value-type="float" office:value="0.0226449275362319" calcext:value-type="float">
            <text:p>0.022644927536232</text:p>
          </table:table-cell>
          <table:table-cell table:formula="of:=SQRT(POWER([.C76];-4) * POWER([.D76];2))" office:value-type="float" office:value="0.000145220876843862" calcext:value-type="float">
            <text:p>0.000145220876844</text:p>
          </table:table-cell>
          <table:table-cell table:formula="of:=LN([.G76])" office:value-type="float" office:value="-3.78781940196884" calcext:value-type="float">
            <text:p>-3.78781940196884</text:p>
          </table:table-cell>
          <table:table-cell table:formula="of:=SQRT(POWER([.C76];-2)* [.D76]^2)" office:value-type="float" office:value="0.00641295392142495" calcext:value-type="float">
            <text:p>0.006412953921425</text:p>
          </table:table-cell>
          <table:table-cell table:number-columns-repeated="6"/>
        </table:table-row>
        <table:table-row table:style-name="ro1">
          <table:table-cell table:style-name="ce14" office:value-type="float" office:value="115.65" calcext:value-type="float">
            <text:p>115.65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78]-[.A77]" office:value-type="float" office:value="106.57" calcext:value-type="float">
            <text:p>106.57</text:p>
          </table:table-cell>
          <table:table-cell table:formula="of:=SQRT([.B77]^2 + [.B78]^2)" office:value-type="float" office:value="0.283196045170126" calcext:value-type="float">
            <text:p>0.283196045170126</text:p>
          </table:table-cell>
          <table:table-cell table:formula="of:=([.A78]+[.A77])/2" office:value-type="float" office:value="168.935" calcext:value-type="float">
            <text:p>168.935</text:p>
          </table:table-cell>
          <table:table-cell table:formula="of:=SQRT(1/2*[.B77]*[.B78])" office:value-type="float" office:value="0.141598022585063" calcext:value-type="float">
            <text:p>0.141598022585063</text:p>
          </table:table-cell>
          <table:table-cell table:formula="of:=1/[.C77]" office:value-type="float" office:value="0.00938350380031904" calcext:value-type="float">
            <text:p>0.009383503800319</text:p>
          </table:table-cell>
          <table:table-cell table:formula="of:=SQRT(POWER([.C77];-4) * POWER([.D77];2))" office:value-type="float" office:value="0.0000249354524358562" calcext:value-type="float">
            <text:p>2.49354524358562E-05</text:p>
          </table:table-cell>
          <table:table-cell table:formula="of:=LN([.G77])" office:value-type="float" office:value="-4.66880204623287" calcext:value-type="float">
            <text:p>-4.66880204623287</text:p>
          </table:table-cell>
          <table:table-cell table:formula="of:=SQRT(POWER([.C77];-2)* [.D77]^2)" office:value-type="float" office:value="0.0026573711660892" calcext:value-type="float">
            <text:p>0.002657371166089</text:p>
          </table:table-cell>
          <table:table-cell table:number-columns-repeated="6"/>
        </table:table-row>
        <table:table-row table:style-name="ro1">
          <table:table-cell table:style-name="ce14" office:value-type="float" office:value="222.22" calcext:value-type="float">
            <text:p>222.22</text:p>
          </table:table-cell>
          <table:table-cell office:value-type="float" office:value="0.200249843945008" calcext:value-type="float">
            <text:p>0.200249843945008</text:p>
          </table:table-cell>
          <table:table-cell/>
          <table:table-cell table:style-name="ce15"/>
          <table:table-cell/>
          <table:table-cell table:style-name="ce15" table:number-columns-repeated="4"/>
          <table:table-cell table:style-name="ce22"/>
          <table:table-cell table:number-columns-repeated="6"/>
        </table:table-row>
        <table:table-row table:style-name="ro1">
          <table:table-cell table:style-name="ce9" office:value-type="string" calcext:value-type="string" table:number-columns-spanned="10" table:number-rows-spanned="1">
            <text:p>3.5 kV 9 squeeze</text:p>
          </table:table-cell>
          <table:covered-table-cell table:number-columns-repeated="8" table:style-name="ce7"/>
          <table:covered-table-cell table:style-name="ce22"/>
          <table:table-cell table:number-columns-repeated="6"/>
        </table:table-row>
        <table:table-row table:style-name="ro1">
          <table:table-cell table:style-name="ce10" office:value-type="string" calcext:value-type="string">
            <text:p>t</text:p>
          </table:table-cell>
          <table:table-cell office:value-type="string" calcext:value-type="string">
            <text:p>t_sigma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s_sigma</text:p>
          </table:table-cell>
          <table:table-cell office:value-type="string" calcext:value-type="string">
            <text:p>T</text:p>
          </table:table-cell>
          <table:table-cell table:style-name="ce15" office:value-type="string" calcext:value-type="string">
            <text:p>T_sigma</text:p>
          </table:table-cell>
          <table:table-cell table:style-name="ce15" office:value-type="string" calcext:value-type="string">
            <text:p>1/s</text:p>
          </table:table-cell>
          <table:table-cell table:style-name="ce15" office:value-type="string" calcext:value-type="string">
            <text:p>1/s_sigma</text:p>
          </table:table-cell>
          <table:table-cell table:style-name="ce15" office:value-type="string" calcext:value-type="string">
            <text:p>ln(1/s)</text:p>
          </table:table-cell>
          <table:table-cell table:style-name="ce22" office:value-type="string" calcext:value-type="string">
            <text:p>ln(1/s)_sigma</text:p>
          </table:table-cell>
          <table:table-cell table:number-columns-repeated="6"/>
        </table:table-row>
        <table:table-row table:style-name="ro1">
          <table:table-cell table:style-name="ce14" office:value-type="float" office:value="4.67" calcext:value-type="float">
            <text:p>4.67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82]-[.A81]" office:value-type="float" office:value="14.64" calcext:value-type="float">
            <text:p>14.64</text:p>
          </table:table-cell>
          <table:table-cell table:formula="of:=SQRT([.B81]^2 + [.B82]^2)" office:value-type="float" office:value="0.283196045170126" calcext:value-type="float">
            <text:p>0.283196045170126</text:p>
          </table:table-cell>
          <table:table-cell table:formula="of:=([.A82]+[.A81])/2" office:value-type="float" office:value="11.99" calcext:value-type="float">
            <text:p>11.99</text:p>
          </table:table-cell>
          <table:table-cell table:formula="of:=SQRT(1/2*[.B81]*[.B82])" office:value-type="float" office:value="0.141598022585063" calcext:value-type="float">
            <text:p>0.141598022585063</text:p>
          </table:table-cell>
          <table:table-cell table:formula="of:=1/[.C81]" office:value-type="float" office:value="0.0683060109289618" calcext:value-type="float">
            <text:p>0.068306010928962</text:p>
          </table:table-cell>
          <table:table-cell table:formula="of:=SQRT(POWER([.C81];-4) * POWER([.D81];2))" office:value-type="float" office:value="0.00132131093964682" calcext:value-type="float">
            <text:p>0.001321310939647</text:p>
          </table:table-cell>
          <table:table-cell table:formula="of:=LN([.G81])" office:value-type="float" office:value="-2.68375750853317" calcext:value-type="float">
            <text:p>-2.68375750853317</text:p>
          </table:table-cell>
          <table:table-cell table:formula="of:=SQRT(POWER([.C81];-2)* [.D81]^2)" office:value-type="float" office:value="0.0193439921564294" calcext:value-type="float">
            <text:p>0.019343992156429</text:p>
          </table:table-cell>
          <table:table-cell table:number-columns-repeated="6"/>
        </table:table-row>
        <table:table-row table:style-name="ro1">
          <table:table-cell table:style-name="ce14" office:value-type="float" office:value="19.31" calcext:value-type="float">
            <text:p>19.31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83]-[.A82]" office:value-type="float" office:value="17.33" calcext:value-type="float">
            <text:p>17.33</text:p>
          </table:table-cell>
          <table:table-cell table:formula="of:=SQRT([.B82]^2 + [.B83]^2)" office:value-type="float" office:value="0.283196045170126" calcext:value-type="float">
            <text:p>0.283196045170126</text:p>
          </table:table-cell>
          <table:table-cell table:style-name="ce17" table:formula="of:=([.A83]+[.A82])/2" office:value-type="float" office:value="27.975" calcext:value-type="float">
            <text:p>27.98</text:p>
          </table:table-cell>
          <table:table-cell table:formula="of:=SQRT(1/2*[.B82]*[.B83])" office:value-type="float" office:value="0.141598022585063" calcext:value-type="float">
            <text:p>0.141598022585063</text:p>
          </table:table-cell>
          <table:table-cell table:formula="of:=1/[.C82]" office:value-type="float" office:value="0.0577034045008655" calcext:value-type="float">
            <text:p>0.057703404500866</text:p>
          </table:table-cell>
          <table:table-cell table:formula="of:=SQRT(POWER([.C82];-4) * POWER([.D82];2))" office:value-type="float" office:value="0.000942953026399144" calcext:value-type="float">
            <text:p>0.000942953026399</text:p>
          </table:table-cell>
          <table:table-cell table:formula="of:=LN([.G82])" office:value-type="float" office:value="-2.85243910372751" calcext:value-type="float">
            <text:p>-2.85243910372751</text:p>
          </table:table-cell>
          <table:table-cell table:formula="of:=SQRT(POWER([.C82];-2)* [.D82]^2)" office:value-type="float" office:value="0.0163413759474972" calcext:value-type="float">
            <text:p>0.016341375947497</text:p>
          </table:table-cell>
          <table:table-cell table:number-columns-repeated="6"/>
        </table:table-row>
        <table:table-row table:style-name="ro1">
          <table:table-cell table:style-name="ce14" office:value-type="float" office:value="36.64" calcext:value-type="float">
            <text:p>36.64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84]-[.A83]" office:value-type="float" office:value="22.05" calcext:value-type="float">
            <text:p>22.05</text:p>
          </table:table-cell>
          <table:table-cell table:formula="of:=SQRT([.B83]^2 + [.B84]^2)" office:value-type="float" office:value="0.283196045170126" calcext:value-type="float">
            <text:p>0.283196045170126</text:p>
          </table:table-cell>
          <table:table-cell table:style-name="ce17" table:formula="of:=([.A84]+[.A83])/2" office:value-type="float" office:value="47.665" calcext:value-type="float">
            <text:p>47.67</text:p>
          </table:table-cell>
          <table:table-cell table:formula="of:=SQRT(1/2*[.B83]*[.B84])" office:value-type="float" office:value="0.141598022585063" calcext:value-type="float">
            <text:p>0.141598022585063</text:p>
          </table:table-cell>
          <table:table-cell table:formula="of:=1/[.C83]" office:value-type="float" office:value="0.0453514739229025" calcext:value-type="float">
            <text:p>0.045351473922903</text:p>
          </table:table-cell>
          <table:table-cell table:formula="of:=SQRT(POWER([.C83];-4) * POWER([.D83];2))" office:value-type="float" office:value="0.000582465218031841" calcext:value-type="float">
            <text:p>0.000582465218032</text:p>
          </table:table-cell>
          <table:table-cell table:formula="of:=LN([.G83])" office:value-type="float" office:value="-3.09331260189285" calcext:value-type="float">
            <text:p>-3.09331260189285</text:p>
          </table:table-cell>
          <table:table-cell table:formula="of:=SQRT(POWER([.C83];-2)* [.D83]^2)" office:value-type="float" office:value="0.0128433580576021" calcext:value-type="float">
            <text:p>0.012843358057602</text:p>
          </table:table-cell>
          <table:table-cell table:number-columns-repeated="6"/>
        </table:table-row>
        <table:table-row table:style-name="ro1">
          <table:table-cell table:style-name="ce14" office:value-type="float" office:value="58.69" calcext:value-type="float">
            <text:p>58.69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85]-[.A84]" office:value-type="float" office:value="31.79" calcext:value-type="float">
            <text:p>31.79</text:p>
          </table:table-cell>
          <table:table-cell table:formula="of:=SQRT([.B84]^2 + [.B85]^2)" office:value-type="float" office:value="0.283196045170126" calcext:value-type="float">
            <text:p>0.283196045170126</text:p>
          </table:table-cell>
          <table:table-cell table:formula="of:=([.A85]+[.A84])/2" office:value-type="float" office:value="74.585" calcext:value-type="float">
            <text:p>74.585</text:p>
          </table:table-cell>
          <table:table-cell table:formula="of:=SQRT(1/2*[.B84]*[.B85])" office:value-type="float" office:value="0.141598022585063" calcext:value-type="float">
            <text:p>0.141598022585063</text:p>
          </table:table-cell>
          <table:table-cell table:formula="of:=1/[.C84]" office:value-type="float" office:value="0.0314564328405159" calcext:value-type="float">
            <text:p>0.031456432840516</text:p>
          </table:table-cell>
          <table:table-cell table:formula="of:=SQRT(POWER([.C84];-4) * POWER([.D84];2))" office:value-type="float" office:value="0.000280224516376023" calcext:value-type="float">
            <text:p>0.000280224516376</text:p>
          </table:table-cell>
          <table:table-cell table:formula="of:=LN([.G84])" office:value-type="float" office:value="-3.45915177492271" calcext:value-type="float">
            <text:p>-3.45915177492271</text:p>
          </table:table-cell>
          <table:table-cell table:formula="of:=SQRT(POWER([.C84];-2)* [.D84]^2)" office:value-type="float" office:value="0.00890833737559377" calcext:value-type="float">
            <text:p>0.008908337375594</text:p>
          </table:table-cell>
          <table:table-cell table:number-columns-repeated="6"/>
        </table:table-row>
        <table:table-row table:style-name="ro1">
          <table:table-cell table:style-name="ce14" office:value-type="float" office:value="90.48" calcext:value-type="float">
            <text:p>90.48</text:p>
          </table:table-cell>
          <table:table-cell office:value-type="float" office:value="0.200249843945008" calcext:value-type="float">
            <text:p>0.200249843945008</text:p>
          </table:table-cell>
          <table:table-cell/>
          <table:table-cell table:style-name="ce15"/>
          <table:table-cell/>
          <table:table-cell table:style-name="ce15" table:number-columns-repeated="4"/>
          <table:table-cell table:style-name="ce22"/>
          <table:table-cell table:number-columns-repeated="6"/>
        </table:table-row>
        <table:table-row table:style-name="ro1">
          <table:table-cell table:style-name="ce9" office:value-type="string" calcext:value-type="string" table:number-columns-spanned="10" table:number-rows-spanned="1">
            <text:p>3.5 kV 11 squeeze</text:p>
          </table:table-cell>
          <table:covered-table-cell table:number-columns-repeated="8" table:style-name="ce7"/>
          <table:covered-table-cell table:style-name="ce22"/>
          <table:table-cell table:number-columns-repeated="6"/>
        </table:table-row>
        <table:table-row table:style-name="ro1">
          <table:table-cell table:style-name="ce10" office:value-type="string" calcext:value-type="string">
            <text:p>t</text:p>
          </table:table-cell>
          <table:table-cell office:value-type="string" calcext:value-type="string">
            <text:p>t_sigma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s_sigma</text:p>
          </table:table-cell>
          <table:table-cell office:value-type="string" calcext:value-type="string">
            <text:p>T</text:p>
          </table:table-cell>
          <table:table-cell table:style-name="ce15" office:value-type="string" calcext:value-type="string">
            <text:p>T_sigma</text:p>
          </table:table-cell>
          <table:table-cell table:style-name="ce15" office:value-type="string" calcext:value-type="string">
            <text:p>1/s</text:p>
          </table:table-cell>
          <table:table-cell table:style-name="ce15" office:value-type="string" calcext:value-type="string">
            <text:p>1/s_sigma</text:p>
          </table:table-cell>
          <table:table-cell table:style-name="ce15" office:value-type="string" calcext:value-type="string">
            <text:p>ln(1/s)</text:p>
          </table:table-cell>
          <table:table-cell table:style-name="ce22" office:value-type="string" calcext:value-type="string">
            <text:p>ln(1/s)_sigma</text:p>
          </table:table-cell>
          <table:table-cell table:number-columns-repeated="6"/>
        </table:table-row>
        <table:table-row table:style-name="ro1">
          <table:table-cell table:style-name="ce14" office:value-type="float" office:value="21.5" calcext:value-type="float">
            <text:p>21.5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89]-[.A88]" office:value-type="float" office:value="19.46" calcext:value-type="float">
            <text:p>19.46</text:p>
          </table:table-cell>
          <table:table-cell table:formula="of:=SQRT([.B88]^2 + [.B89]^2)" office:value-type="float" office:value="0.283196045170126" calcext:value-type="float">
            <text:p>0.283196045170126</text:p>
          </table:table-cell>
          <table:table-cell table:formula="of:=([.A89]+[.A88])/2" office:value-type="float" office:value="31.23" calcext:value-type="float">
            <text:p>31.23</text:p>
          </table:table-cell>
          <table:table-cell table:formula="of:=SQRT(1/2*[.B88]*[.B89])" office:value-type="float" office:value="0.141598022585063" calcext:value-type="float">
            <text:p>0.141598022585063</text:p>
          </table:table-cell>
          <table:table-cell table:formula="of:=1/[.C88]" office:value-type="float" office:value="0.0513874614594039" calcext:value-type="float">
            <text:p>0.051387461459404</text:p>
          </table:table-cell>
          <table:table-cell table:formula="of:=SQRT(POWER([.C88];-4) * POWER([.D88];2))" office:value-type="float" office:value="0.000747827639087125" calcext:value-type="float">
            <text:p>0.000747827639087</text:p>
          </table:table-cell>
          <table:table-cell table:formula="of:=LN([.G88])" office:value-type="float" office:value="-2.96836107675786" calcext:value-type="float">
            <text:p>-2.96836107675786</text:p>
          </table:table-cell>
          <table:table-cell table:formula="of:=SQRT(POWER([.C88];-2)* [.D88]^2)" office:value-type="float" office:value="0.0145527258566355" calcext:value-type="float">
            <text:p>0.014552725856636</text:p>
          </table:table-cell>
          <table:table-cell table:number-columns-repeated="6"/>
        </table:table-row>
        <table:table-row table:style-name="ro1">
          <table:table-cell table:style-name="ce14" office:value-type="float" office:value="40.96" calcext:value-type="float">
            <text:p>40.96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90]-[.A89]" office:value-type="float" office:value="25.91" calcext:value-type="float">
            <text:p>25.91</text:p>
          </table:table-cell>
          <table:table-cell table:formula="of:=SQRT([.B89]^2 + [.B90]^2)" office:value-type="float" office:value="0.283196045170126" calcext:value-type="float">
            <text:p>0.283196045170126</text:p>
          </table:table-cell>
          <table:table-cell table:style-name="ce17" table:formula="of:=([.A90]+[.A89])/2" office:value-type="float" office:value="53.915" calcext:value-type="float">
            <text:p>53.92</text:p>
          </table:table-cell>
          <table:table-cell table:formula="of:=SQRT(1/2*[.B89]*[.B90])" office:value-type="float" office:value="0.141598022585063" calcext:value-type="float">
            <text:p>0.141598022585063</text:p>
          </table:table-cell>
          <table:table-cell table:formula="of:=1/[.C89]" office:value-type="float" office:value="0.0385951370127364" calcext:value-type="float">
            <text:p>0.038595137012736</text:p>
          </table:table-cell>
          <table:table-cell table:formula="of:=SQRT(POWER([.C89];-4) * POWER([.D89];2))" office:value-type="float" office:value="0.000421844467958552" calcext:value-type="float">
            <text:p>0.000421844467959</text:p>
          </table:table-cell>
          <table:table-cell table:formula="of:=LN([.G89])" office:value-type="float" office:value="-3.25462899457402" calcext:value-type="float">
            <text:p>-3.25462899457402</text:p>
          </table:table-cell>
          <table:table-cell table:formula="of:=SQRT(POWER([.C89];-2)* [.D89]^2)" office:value-type="float" office:value="0.0109299901648061" calcext:value-type="float">
            <text:p>0.010929990164806</text:p>
          </table:table-cell>
          <table:table-cell table:number-columns-repeated="6"/>
        </table:table-row>
        <table:table-row table:style-name="ro1">
          <table:table-cell table:style-name="ce14" office:value-type="float" office:value="66.87" calcext:value-type="float">
            <text:p>66.87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91]-[.A90]" office:value-type="float" office:value="38.83" calcext:value-type="float">
            <text:p>38.83</text:p>
          </table:table-cell>
          <table:table-cell table:formula="of:=SQRT([.B90]^2 + [.B91]^2)" office:value-type="float" office:value="0.283196045170126" calcext:value-type="float">
            <text:p>0.283196045170126</text:p>
          </table:table-cell>
          <table:table-cell table:style-name="ce17" table:formula="of:=([.A91]+[.A90])/2" office:value-type="float" office:value="86.285" calcext:value-type="float">
            <text:p>86.29</text:p>
          </table:table-cell>
          <table:table-cell table:formula="of:=SQRT(1/2*[.B90]*[.B91])" office:value-type="float" office:value="0.141598022585063" calcext:value-type="float">
            <text:p>0.141598022585063</text:p>
          </table:table-cell>
          <table:table-cell table:formula="of:=1/[.C90]" office:value-type="float" office:value="0.0257532835436518" calcext:value-type="float">
            <text:p>0.025753283543652</text:p>
          </table:table-cell>
          <table:table-cell table:formula="of:=SQRT(POWER([.C90];-4) * POWER([.D90];2))" office:value-type="float" office:value="0.000187824569912621" calcext:value-type="float">
            <text:p>0.000187824569913</text:p>
          </table:table-cell>
          <table:table-cell table:formula="of:=LN([.G90])" office:value-type="float" office:value="-3.65919314374358" calcext:value-type="float">
            <text:p>-3.65919314374358</text:p>
          </table:table-cell>
          <table:table-cell table:formula="of:=SQRT(POWER([.C90];-2)* [.D90]^2)" office:value-type="float" office:value="0.00729322804970708" calcext:value-type="float">
            <text:p>0.007293228049707</text:p>
          </table:table-cell>
          <table:table-cell table:number-columns-repeated="6"/>
        </table:table-row>
        <table:table-row table:style-name="ro1">
          <table:table-cell table:style-name="ce14" office:value-type="float" office:value="105.7" calcext:value-type="float">
            <text:p>105.7</text:p>
          </table:table-cell>
          <table:table-cell office:value-type="float" office:value="0.200249843945008" calcext:value-type="float">
            <text:p>0.200249843945008</text:p>
          </table:table-cell>
          <table:table-cell table:formula="of:=[.A92]-[.A91]" office:value-type="float" office:value="78.76" calcext:value-type="float">
            <text:p>78.76</text:p>
          </table:table-cell>
          <table:table-cell table:formula="of:=SQRT([.B91]^2 + [.B92]^2)" office:value-type="float" office:value="0.283196045170126" calcext:value-type="float">
            <text:p>0.283196045170126</text:p>
          </table:table-cell>
          <table:table-cell table:formula="of:=([.A92]+[.A91])/2" office:value-type="float" office:value="145.08" calcext:value-type="float">
            <text:p>145.08</text:p>
          </table:table-cell>
          <table:table-cell table:formula="of:=SQRT(1/2*[.B91]*[.B92])" office:value-type="float" office:value="0.141598022585063" calcext:value-type="float">
            <text:p>0.141598022585063</text:p>
          </table:table-cell>
          <table:table-cell table:formula="of:=1/[.C91]" office:value-type="float" office:value="0.0126968004062976" calcext:value-type="float">
            <text:p>0.012696800406298</text:p>
          </table:table-cell>
          <table:table-cell table:formula="of:=SQRT(POWER([.C91];-4) * POWER([.D91];2))" office:value-type="float" office:value="0.000045653677772701" calcext:value-type="float">
            <text:p>4.5653677772701E-05</text:p>
          </table:table-cell>
          <table:table-cell table:formula="of:=LN([.G91])" office:value-type="float" office:value="-4.36640525377092" calcext:value-type="float">
            <text:p>-4.36640525377092</text:p>
          </table:table-cell>
          <table:table-cell table:formula="of:=SQRT(POWER([.C91];-2)* [.D91]^2)" office:value-type="float" office:value="0.00359568366137793" calcext:value-type="float">
            <text:p>0.003595683661378</text:p>
          </table:table-cell>
          <table:table-cell table:number-columns-repeated="6"/>
        </table:table-row>
        <table:table-row table:style-name="ro1">
          <table:table-cell table:style-name="ce14" office:value-type="float" office:value="184.46" calcext:value-type="float">
            <text:p>184.46</text:p>
          </table:table-cell>
          <table:table-cell office:value-type="float" office:value="0.200249843945008" calcext:value-type="float">
            <text:p>0.200249843945008</text:p>
          </table:table-cell>
          <table:table-cell/>
          <table:table-cell table:style-name="ce15"/>
          <table:table-cell/>
          <table:table-cell table:style-name="ce15" table:number-columns-repeated="4"/>
          <table:table-cell table:style-name="ce2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 number:title="User-defined">
      <number:number number:decimal-places="4" loext:min-decimal-places="4" number:min-integer-digits="1"/>
    </number:number-style>
    <number:number-style style:name="N161">
      <number:number number:decimal-places="5" loext:min-decimal-places="5" number:min-integer-digits="1"/>
    </number:number-style>
    <number:number-style style:name="N162">
      <number:number number:decimal-places="6" loext:min-decimal-places="6" number:min-integer-digits="1"/>
    </number:number-style>
    <number:number-style style:name="N163">
      <number:number number:decimal-places="3" loext:min-decimal-places="3" number:min-integer-digits="1"/>
    </number:number-style>
    <number:number-style style:name="N164">
      <number:number number:decimal-places="4" loext:min-decimal-places="4" number:min-integer-digits="0"/>
    </number:number-style>
    <number:number-style style:name="N165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01:19:05.497384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6T16:55:56.385484581</meta:creation-date>
    <dc:date>2020-06-09T02:47:38.477162669</dc:date>
    <meta:editing-duration>PT3H3M</meta:editing-duration>
    <meta:editing-cycles>8</meta:editing-cycles>
    <meta:generator>LibreOffice/6.4.4.2$Linux_X86_64 LibreOffice_project/40$Build-2</meta:generator>
    <meta:document-statistic meta:table-count="1" meta:cell-count="642" meta:object-count="0"/>
  </office:meta>
</office:document-meta>
</file>